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4D000000F6F396B0D7.png" manifest:media-type="image/png"/>
  <manifest:file-entry manifest:full-path="Pictures/1000000000000045000000856F587C46.jpg" manifest:media-type="image/jpe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16.506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8.811cm"/>
    </style:style>
    <style:style style:name="Table1.B" style:family="table-column">
      <style:table-column-properties style:column-width="3.889cm"/>
    </style:style>
    <style:style style:name="Table1.C" style:family="table-column">
      <style:table-column-properties style:column-width="3.806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background-color="transparent" style:border-line-width-left="0.009cm 0.009cm 0.009cm" style:border-line-width-top="0.009cm 0.009cm 0.009cm" style:border-line-width-bottom="0.009cm 0.009cm 0.009cm" fo:padding-left="0.199cm" fo:padding-right="0.191cm" fo:padding-top="0.097cm" fo:padding-bottom="0.097cm" fo:border-left="0.75pt double #78909c" fo:border-right="none" fo:border-top="0.75pt double #78909c" fo:border-bottom="0.75pt double #78909c">
        <style:background-image/>
      </style:table-cell-properties>
    </style:style>
    <style:style style:name="Table1.C1" style:family="table-cell">
      <style:table-cell-properties style:vertical-align="middle" fo:background-color="transparent" style:border-line-width="0.009cm 0.009cm 0.009cm" fo:padding-left="0.199cm" fo:padding-right="0.191cm" fo:padding-top="0.097cm" fo:padding-bottom="0.097cm" fo:border="0.75pt double #78909c">
        <style:background-image/>
      </style:table-cell-properties>
    </style:style>
    <style:style style:name="Table1.A2" style:family="table-cell">
      <style:table-cell-properties style:vertical-align="middle" style:border-line-width-left="0.009cm 0.009cm 0.009cm" style:border-line-width-bottom="0.009cm 0.009cm 0.009cm" fo:padding-left="0.199cm" fo:padding-right="0.191cm" fo:padding-top="0.097cm" fo:padding-bottom="0.097cm" fo:border-left="0.75pt double #78909c" fo:border-right="none" fo:border-top="none" fo:border-bottom="0.75pt double #78909c"/>
    </style:style>
    <style:style style:name="Table1.B2" style:family="table-cell">
      <style:table-cell-properties style:vertical-align="middle" style:border-line-width-left="0.009cm 0.009cm 0.009cm" style:border-line-width-bottom="0.009cm 0.009cm 0.009cm" fo:padding-left="0.199cm" fo:padding-right="0.191cm" fo:padding-top="0.097cm" fo:padding-bottom="0.097cm" fo:border-left="0.75pt double #78909c" fo:border-right="none" fo:border-top="none" fo:border-bottom="0.75pt double #78909c"/>
    </style:style>
    <style:style style:name="Table1.C2" style:family="table-cell">
      <style:table-cell-properties style:vertical-align="middle" style:border-line-width-left="0.009cm 0.009cm 0.009cm" style:border-line-width-right="0.009cm 0.009cm 0.009cm" style:border-line-width-bottom="0.009cm 0.009cm 0.009cm" fo:padding-left="0.199cm" fo:padding-right="0.191cm" fo:padding-top="0.097cm" fo:padding-bottom="0.097cm" fo:border-left="0.75pt double #78909c" fo:border-right="0.75pt double #78909c" fo:border-top="none" fo:border-bottom="0.75pt double #78909c"/>
    </style:style>
    <style:style style:name="Table1.A3" style:family="table-cell">
      <style:table-cell-properties style:vertical-align="middle" fo:padding-left="0.199cm" fo:padding-right="0.191cm" fo:padding-top="0.097cm" fo:padding-bottom="0.097cm" fo:border-left="none" fo:border-right="none" fo:border-top="0.5pt solid #000000" fo:border-bottom="none"/>
    </style:style>
    <style:style style:name="Table1.B3" style:family="table-cell">
      <style:table-cell-properties style:vertical-align="middle" style:border-line-width="0.009cm 0.009cm 0.009cm" fo:padding-left="0.199cm" fo:padding-right="0.191cm" fo:padding-top="0.097cm" fo:padding-bottom="0.097cm" fo:border="0.75pt double #78909c"/>
    </style:style>
    <style:style style:name="Table1.C3" style:family="table-cell">
      <style:table-cell-properties style:vertical-align="middle" style:border-line-width="0.009cm 0.009cm 0.009cm" fo:padding-left="0.199cm" fo:padding-right="0.191cm" fo:padding-top="0.097cm" fo:padding-bottom="0.097cm" fo:border="0.75pt double #78909c"/>
    </style:style>
    <style:style style:name="P1" style:family="paragraph" style:parent-style-name="Text_20_body" style:master-page-name="First_20_Page">
      <style:paragraph-properties fo:margin-top="0cm" fo:margin-bottom="0cm" style:contextual-spacing="false" fo:line-height="115%" fo:text-align="justify" style:justify-single-word="false" style:page-number="auto" fo:break-before="auto" fo:break-after="auto"/>
      <style:text-properties style:use-window-font-color="true" loext:opacity="0%" style:font-name="Times New Roman" fo:font-size="12pt" fo:font-weight="bold" officeooo:paragraph-rsid="0061edd6" fo:background-color="transparent" style:font-size-asian="12pt" style:font-weight-asian="bold" style:font-size-complex="12pt" style:font-weight-complex="bold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4a684f" style:font-size-asian="11pt" style:font-size-complex="11pt"/>
    </style:style>
    <style:style style:name="P3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use-window-font-color="true" loext:opacity="0%" style:font-name="Times New Roman" fo:font-size="12pt" fo:font-weight="normal" officeooo:paragraph-rsid="0061edd6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2pt" officeooo:paragraph-rsid="0061edd6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fo:padding="0cm" fo:border="none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margin-top="0.102cm" fo:margin-bottom="0.102cm" style:contextual-spacing="false" fo:line-height="115%" fo:text-align="justify" style:justify-single-word="false" style:writing-mode="lr-tb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margin-top="0.102cm" fo:margin-bottom="0.102cm" style:contextual-spacing="false" fo:line-height="115%" fo:text-align="justify" style:justify-single-word="false"/>
      <style:text-properties style:font-name="Times New Roman" fo:font-size="12pt" officeooo:paragraph-rsid="0061edd6" style:font-size-asian="12pt" style:font-size-complex="12pt"/>
    </style:style>
    <style:style style:name="P9" style:family="paragraph" style:parent-style-name="Standard">
      <style:paragraph-properties fo:line-height="115%" fo:text-align="justify" style:justify-single-word="false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top="0.002cm" fo:margin-bottom="0.002cm" style:contextual-spacing="false" fo:line-height="115%" fo:text-align="justify" style:justify-single-word="false"/>
      <style:text-properties style:font-name="Times New Roman" fo:font-size="12pt" officeooo:paragraph-rsid="0061edd6" style:font-size-asian="12pt" style:font-size-complex="12pt"/>
    </style:style>
    <style:style style:name="P11" style:family="paragraph" style:parent-style-name="Standard">
      <style:paragraph-properties fo:margin-top="0.102cm" fo:margin-bottom="0.102cm" style:contextual-spacing="false" fo:line-height="115%" fo:text-align="justify" style:justify-single-word="false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margin-top="0.002cm" fo:margin-bottom="0.002cm" style:contextual-spacing="false" fo:line-height="115%" fo:text-align="justify" style:justify-single-word="false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13" style:family="paragraph" style:parent-style-name="Standard">
      <style:paragraph-properties fo:line-height="115%" fo:text-align="justify" style:justify-single-word="false"/>
      <style:text-properties style:use-window-font-color="true" loext:opacity="0%" style:font-name="Times New Roman" fo:font-size="12pt" fo:font-style="normal" fo:font-weight="normal" officeooo:rsid="00832b11" officeooo:paragraph-rsid="0061edd6" fo:background-color="transparent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.499cm" fo:margin-top="0cm" fo:margin-bottom="0cm" style:contextual-spacing="false" fo:line-height="115%" fo:text-align="center" style:justify-single-word="false" fo:orphans="0" fo:widows="0" fo:text-indent="0cm" style:auto-text-indent="false"/>
      <style:text-properties style:font-name="Times New Roman" fo:font-size="12pt" fo:font-weight="bold" officeooo:paragraph-rsid="0061edd6" style:font-size-asian="12pt" style:font-weight-asian="bold" style:font-size-complex="12pt"/>
    </style:style>
    <style:style style:name="P15" style:family="paragraph" style:parent-style-name="Standard">
      <style:paragraph-properties fo:margin-left="0cm" fo:margin-right="0.499cm" fo:margin-top="0cm" fo:margin-bottom="0cm" style:contextual-spacing="false" fo:line-height="115%" fo:text-align="justify" style:justify-single-word="false" fo:orphans="0" fo:widows="0" fo:text-indent="0cm" style:auto-text-indent="false"/>
      <style:text-properties style:font-name="Times New Roman" fo:font-size="12pt" officeooo:paragraph-rsid="0061edd6" style:font-size-asian="12pt" style:font-size-complex="12pt"/>
    </style:style>
    <style:style style:name="P16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2pt" fo:font-style="normal" officeooo:paragraph-rsid="0061edd6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rsid="00720ef3" officeooo:paragraph-rsid="0061edd6" style:letter-kerning="true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/>
    </style:style>
    <style:style style:name="P1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es" fo:country="ES" fo:font-style="normal" style:text-underline-style="none" fo:font-weight="bold" officeooo:rsid="014c705a" officeooo:paragraph-rsid="0061edd6" style:letter-kerning="true" style:font-name-asian="SimSun1" style:font-size-asian="12pt" style:language-asian="zh" style:country-asian="CN" style:font-style-asian="normal" style:font-weight-asian="bold" style:font-name-complex="Mangal1" style:font-size-complex="12pt" style:language-complex="hi" style:country-complex="IN"/>
    </style:style>
    <style:style style:name="P19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style:font-name="Times New Roman" fo:font-size="12pt" officeooo:paragraph-rsid="0061edd6" fo:background-color="transparent" style:font-size-asian="12pt" style:font-size-complex="12pt"/>
    </style:style>
    <style:style style:name="P20" style:family="paragraph" style:parent-style-name="Text_20_body">
      <style:paragraph-properties fo:margin-top="0cm" fo:margin-bottom="0cm" style:contextual-spacing="false" fo:line-height="115%" fo:text-align="justify" style:justify-single-word="false"/>
      <style:text-properties fo:font-variant="normal" fo:text-transform="none" style:text-line-through-style="none" style:text-line-through-type="none" style:text-position="0% 100%" style:font-name="Times New Roman" fo:font-size="12pt" fo:font-style="normal" style:text-underline-style="none" fo:font-weight="normal" officeooo:rsid="014582bc" officeooo:paragraph-rsid="0061edd6" style:font-size-asian="12pt" style:font-style-asian="normal" style:font-weight-asian="normal" style:font-size-complex="12pt" style:font-weight-complex="bold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style:font-name="Times New Roman" fo:font-size="12pt" officeooo:paragraph-rsid="0061edd6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font-variant="normal" fo:text-transform="none" style:text-line-through-style="none" style:text-line-through-type="none" style:text-position="0% 100%" style:font-name="Times New Roman" fo:font-size="12pt" fo:font-style="normal" style:text-underline-style="none" fo:font-weight="normal" officeooo:rsid="014c705a" officeooo:paragraph-rsid="0061edd6" style:font-size-asian="12pt" style:font-style-asian="normal" style:font-weight-asian="normal" style:font-size-complex="12pt" style:font-weight-complex="normal"/>
    </style:style>
    <style:style style:name="P2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vertical-align="auto" style:writing-mode="lr-tb"/>
      <style:text-properties style:font-name="Times New Roman" fo:font-size="11pt" fo:font-weight="bold" officeooo:paragraph-rsid="0061edd6" style:font-size-asian="11pt" style:font-weight-asian="bold" style:font-size-complex="11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fo:font-size="12pt" officeooo:paragraph-rsid="0061edd6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2pt" fo:font-weight="bold" officeooo:paragraph-rsid="0061edd6" style:font-size-asian="12pt" style:font-weight-asian="bold" style:font-size-complex="12pt"/>
    </style:style>
    <style:style style:name="P26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keep-together="auto" fo:text-indent="0cm" style:auto-text-indent="false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15%" fo:text-align="center" style:justify-single-word="false" fo:break-before="auto" fo:break-after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size-asian="12pt" style:font-style-asian="normal" style:font-weight-asian="bold" style:font-size-complex="12pt"/>
    </style:style>
    <style:style style:name="P28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2pt" officeooo:paragraph-rsid="0061edd6" style:font-size-asian="12pt" style:font-size-complex="12pt"/>
    </style:style>
    <style:style style:name="P29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61edd6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00%" fo:text-align="center" style:justify-single-word="false"/>
      <style:text-properties style:font-name="Times New Roman" fo:font-size="12pt" officeooo:rsid="005bfa27" officeooo:paragraph-rsid="0061edd6" style:font-size-asian="12pt" style:font-size-complex="12pt"/>
    </style:style>
    <style:style style:name="P31" style:family="paragraph" style:parent-style-name="Table_20_Contents">
      <style:paragraph-properties fo:line-height="100%" fo:text-align="center" style:justify-single-word="false"/>
      <style:text-properties style:font-name="Times New Roman" fo:font-size="12pt" officeooo:rsid="0060e9da" officeooo:paragraph-rsid="0061edd6" style:font-size-asian="12pt" style:font-size-complex="12pt"/>
    </style:style>
    <style:style style:name="P32" style:family="paragraph" style:parent-style-name="Standard">
      <style:paragraph-properties fo:line-height="100%" fo:text-align="center" style:justify-single-word="false"/>
      <style:text-properties style:font-name="Times New Roman" fo:font-size="12pt" officeooo:paragraph-rsid="0061edd6" style:font-size-asian="12pt" style:font-size-complex="12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Times New Roman" fo:font-size="12pt" fo:font-weight="bold" officeooo:rsid="005bfa27" officeooo:paragraph-rsid="0061edd6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.635cm" fo:margin-right="0.621cm" fo:margin-top="0cm" fo:margin-bottom="0cm" style:contextual-spacing="false" fo:line-height="115%" fo:text-align="justify" style:justify-single-word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/>
    </style:style>
    <style:style style:name="P35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padding="0cm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61edd6" style:font-name-asian="Times New Roman2" style:font-size-asian="12pt" style:font-style-asian="normal" style:font-weight-asian="bold" style:font-name-complex="Times New Roman2" style:font-size-complex="12pt"/>
    </style:style>
    <style:style style:name="P36" style:family="paragraph">
      <loext:graphic-properties draw:fill="none" draw:fill-color="#ffffff"/>
      <style:paragraph-properties fo:text-align="center"/>
    </style:style>
    <style:style style:name="P37" style:family="paragraph" style:parent-style-name="Standard">
      <style:paragraph-properties fo:margin-left="0.635cm" fo:margin-right="0.621cm" fo:margin-top="0cm" fo:margin-bottom="0cm" style:contextual-spacing="false" fo:line-height="115%" fo:text-align="center" style:justify-single-word="false" fo:text-indent="0cm" style:auto-text-indent="false" fo:padding="0cm" fo:border="none"/>
      <style:text-properties style:use-window-font-color="true" loext:opacity="0%" style:font-name="Times New Roman" fo:font-size="12pt" fo:letter-spacing="normal" officeooo:paragraph-rsid="0061edd6" fo:background-color="transparent" style:font-size-asian="12pt" style:font-name-complex="Times New Roman" style:font-size-complex="12pt"/>
    </style:style>
    <style:style style:name="P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hyphenation-keep="auto" loext:hyphenation-keep-type="column" loext:hyphenation-keep-line="false" fo:text-indent="0cm" style:auto-text-indent="false" fo:background-color="transparent" fo:padding="0cm" fo:border="none" style:shadow="none" style:text-autospace="none" style:punctuation-wrap="hanging" style:line-break="strict" style:vertical-align="auto" style:writing-mode="lr-tb"/>
      <style:text-properties officeooo:paragraph-rsid="0061ed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fo:font-weight="bold" officeooo:paragraph-rsid="0061edd6" style:font-size-asian="11pt" style:font-weight-asian="bold" style:font-size-complex="11pt"/>
    </style:style>
    <style:style style:name="P4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font-name="Times New Roman" fo:font-size="11pt" officeooo:paragraph-rsid="0061edd6" style:font-size-asian="11pt" style:font-size-complex="11pt"/>
    </style:style>
    <style:style style:name="P41" style:family="paragraph" style:parent-style-name="Frame_20_contents">
      <style:paragraph-properties fo:text-align="center" style:justify-single-word="false"/>
    </style:style>
    <style:style style:name="P4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language="es" fo:country="ES" officeooo:rsid="018ccfa7" style:letter-kerning="true" style:font-name-asian="SimSun1" style:language-asian="zh" style:country-asian="CN" style:font-name-complex="Mangal1" style:language-complex="hi" style:country-complex="IN"/>
    </style:style>
    <style:style style:name="T2" style:family="text">
      <style:text-properties fo:language="es" fo:country="ES" officeooo:rsid="0168bf05" style:letter-kerning="true" style:font-name-asian="SimSun1" style:language-asian="zh" style:country-asian="CN" style:font-name-complex="Mangal1" style:language-complex="hi" style:country-complex="IN"/>
    </style:style>
    <style:style style:name="T3" style:family="text">
      <style:text-properties fo:language="es" fo:country="ES" style:letter-kerning="true" style:font-name-asian="SimSun1" style:language-asian="zh" style:country-asian="CN" style:font-name-complex="Mangal1" style:language-complex="hi" style:country-complex="IN"/>
    </style:style>
    <style:style style:name="T4" style:family="text">
      <style:text-properties fo:language="es" fo:country="ES" officeooo:rsid="0143863b" style:letter-kerning="true" style:font-name-asian="SimSun1" style:language-asian="zh" style:country-asian="CN" style:font-name-complex="Mangal1" style:language-complex="hi" style:country-complex="IN"/>
    </style:style>
    <style:style style:name="T5" style:family="text">
      <style:text-properties fo:language="es" fo:country="ES" officeooo:rsid="0143b50c" style:letter-kerning="true" style:font-name-asian="SimSun1" style:language-asian="zh" style:country-asian="CN" style:font-name-complex="Mangal1" style:language-complex="hi" style:country-complex="IN"/>
    </style:style>
    <style:style style:name="T6" style:family="text">
      <style:text-properties fo:language="es" fo:country="ES" officeooo:rsid="0056d3a4" style:letter-kerning="true" style:font-name-asian="SimSun1" style:language-asian="zh" style:country-asian="CN" style:font-name-complex="Mangal1" style:language-complex="hi" style:country-complex="IN"/>
    </style:style>
    <style:style style:name="T7" style:family="text">
      <style:text-properties fo:font-variant="normal" fo:text-transform="none" style:text-line-through-style="none" style:text-line-through-type="none" style:text-position="0% 100%" fo:language="es" fo:country="ES" fo:font-style="normal" style:text-underline-style="none" officeooo:rsid="014e3a1d" style:letter-kerning="true" style:font-name-asian="SimSun1" style:language-asian="zh" style:country-asian="CN" style:font-style-asian="normal" style:font-name-complex="Mangal1" style:language-complex="hi" style:country-complex="IN"/>
    </style:style>
    <style:style style:name="T8" style:family="text">
      <style:text-properties fo:font-variant="normal" fo:text-transform="none" style:text-line-through-style="none" style:text-line-through-type="none" style:text-position="0% 100%" fo:language="es" fo:country="ES" fo:font-style="normal" style:text-underline-style="none" officeooo:rsid="00585518" style:letter-kerning="true" style:font-name-asian="SimSun1" style:language-asian="zh" style:country-asian="CN" style:font-style-asian="normal" style:font-name-complex="Mangal1" style:language-complex="hi" style:country-complex="IN"/>
    </style:style>
    <style:style style:name="T9" style:family="text">
      <style:text-properties fo:font-variant="normal" fo:text-transform="none" style:text-line-through-style="none" style:text-line-through-type="none" style:text-position="0% 100%" fo:language="es" fo:country="ES" fo:font-style="normal" style:text-underline-style="none" officeooo:rsid="006a7d25" style:letter-kerning="true" style:font-name-asian="SimSun1" style:language-asian="zh" style:country-asian="CN" style:font-style-asian="normal" style:font-name-complex="Mangal1" style:language-complex="hi" style:country-complex="IN"/>
    </style:style>
    <style:style style:name="T10" style:family="text">
      <style:text-properties fo:font-variant="normal" fo:text-transform="none" style:text-line-through-style="none" style:text-line-through-type="none" style:text-position="0% 100%" fo:language="es" fo:country="ES" fo:font-style="normal" style:text-underline-style="none" officeooo:rsid="006b8c1f" style:letter-kerning="true" style:font-name-asian="SimSun1" style:language-asian="zh" style:country-asian="CN" style:font-style-asian="normal" style:font-name-complex="Mangal1" style:language-complex="hi" style:country-complex="IN"/>
    </style:style>
    <style:style style:name="T11" style:family="text">
      <style:text-properties fo:font-variant="normal" fo:text-transform="none" style:text-line-through-style="none" style:text-line-through-type="none" style:text-position="0% 100%" fo:language="es" fo:country="ES" fo:font-style="normal" style:text-underline-style="none" officeooo:rsid="004a684f" style:letter-kerning="true" style:font-name-asian="SimSun1" style:language-asian="zh" style:country-asian="CN" style:font-style-asian="normal" style:font-name-complex="Mangal1" style:language-complex="hi" style:country-complex="IN"/>
    </style:style>
    <style:style style:name="T12" style:family="text">
      <style:text-properties fo:font-variant="normal" fo:text-transform="none" style:text-line-through-style="none" style:text-line-through-type="none" style:text-position="0% 100%" fo:language="es" fo:country="ES" fo:font-style="normal" style:text-underline-style="none" officeooo:rsid="0068db31" style:letter-kerning="true" style:font-name-asian="SimSun1" style:language-asian="zh" style:country-asian="CN" style:font-style-asian="normal" style:font-name-complex="Mangal1" style:language-complex="hi" style:country-complex="IN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officeooo:rsid="014e3a1d" style:letter-kerning="true" style:font-name-asian="SimSun1" style:language-asian="zh" style:country-asian="CN" style:font-style-asian="normal" style:font-name-complex="Mangal1" style:language-complex="hi" style:country-complex="IN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officeooo:rsid="017207e0" style:letter-kerning="true" style:font-name-asian="SimSun1" style:language-asian="zh" style:country-asian="CN" style:font-style-asian="normal" style:font-name-complex="Mangal1" style:language-complex="hi" style:country-complex="IN"/>
    </style:style>
    <style:style style:name="T15" style:family="text">
      <style:text-properties fo:font-variant="normal" fo:text-transform="none" style:text-line-through-style="none" style:text-line-through-type="none" style:text-position="0% 100%" fo:language="es" fo:country="ES" fo:font-style="normal" style:text-underline-style="none" officeooo:rsid="014e3a1d" style:letter-kerning="true" style:font-name-asian="Times New Roman2" style:language-asian="zh" style:country-asian="CN" style:font-style-asian="normal" style:font-name-complex="Times New Roman2" style:language-complex="hi" style:country-complex="IN" style:font-style-complex="normal"/>
    </style:style>
    <style:style style:name="T16" style:family="text">
      <style:text-properties fo:font-variant="normal" fo:text-transform="none" fo:color="#ff011b" loext:opacity="100%" style:text-line-through-style="none" style:text-line-through-type="none" style:text-position="0% 100%" fo:language="es" fo:country="ES" fo:font-style="normal" style:text-underline-style="none" officeooo:rsid="014e3a1d" style:letter-kerning="true" style:font-name-asian="SimSun1" style:language-asian="zh" style:country-asian="CN" style:font-style-asian="normal" style:font-name-complex="Mangal1" style:language-complex="hi" style:country-complex="IN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officeooo:rsid="019c164c" style:letter-kerning="true" style:font-name-asian="SimSun1" style:language-asian="zh" style:country-asian="CN" style:font-style-asian="normal" style:font-name-complex="Mangal1" style:language-complex="hi" style:country-complex="IN"/>
    </style:style>
    <style:style style:name="T18" style:family="text">
      <style:text-properties fo:font-variant="normal" fo:text-transform="none" style:text-line-through-style="none" style:text-line-through-type="none" style:text-position="0% 100%" fo:language="es" fo:country="ES" fo:font-style="normal" style:text-underline-style="none" officeooo:rsid="019c164c" style:letter-kerning="true" style:font-name-asian="SimSun1" style:language-asian="zh" style:country-asian="CN" style:font-style-asian="normal" style:font-name-complex="Mangal1" style:language-complex="hi" style:country-complex="IN"/>
    </style:style>
    <style:style style:name="T19" style:family="text">
      <style:text-properties fo:font-variant="normal" fo:text-transform="none" style:text-line-through-style="none" style:text-line-through-type="none" style:text-position="0% 100%" fo:language="es" fo:country="ES" fo:font-style="normal" style:text-underline-style="none" officeooo:rsid="0054d7e2" style:letter-kerning="true" style:font-name-asian="SimSun1" style:language-asian="zh" style:country-asian="CN" style:font-style-asian="normal" style:font-name-complex="Mangal1" style:language-complex="hi" style:country-complex="IN"/>
    </style:style>
    <style:style style:name="T20" style:family="text">
      <style:text-properties officeooo:rsid="00793fc8" fo:background-color="transparent" loext:char-shading-value="0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732b62" fo:background-color="transparent" loext:char-shading-value="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fo:language="es" fo:country="ES" style:text-underline-style="none" fo:font-weight="bold" officeooo:rsid="00793fc8" style:letter-kerning="true" style:font-name-asian="Times New Roman2" style:language-asian="zh" style:country-asian="CN" style:font-weight-asian="bold" style:font-name-complex="Times New Roman2" style:language-complex="hi" style:country-complex="IN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fo:language="es" fo:country="ES" style:text-underline-style="none" fo:font-weight="bold" officeooo:rsid="01974af4" style:letter-kerning="true" style:font-name-asian="Times New Roman2" style:language-asian="zh" style:country-asian="CN" style:font-weight-asian="bold" style:font-name-complex="Times New Roman2" style:language-complex="hi" style:country-complex="IN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fo:language="es" fo:country="ES" style:text-underline-style="none" fo:font-weight="normal" officeooo:rsid="01974af4" style:letter-kerning="true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fo:language="es" fo:country="ES" style:text-underline-style="none" fo:font-weight="normal" officeooo:rsid="01012033" style:letter-kerning="true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fo:language="es" fo:country="ES" style:text-underline-style="none" fo:font-weight="normal" officeooo:rsid="0104e845" style:letter-kerning="true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fo:language="es" fo:country="ES" style:text-underline-style="none" fo:font-weight="normal" officeooo:rsid="00a233a7" style:letter-kerning="true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793fc8" style:letter-kerning="true" style:font-name-asian="Times New Roman2" style:language-asian="zh" style:country-asian="CN" style:font-style-asian="normal" style:font-weight-asian="bold" style:font-name-complex="Times New Roman2" style:language-complex="hi" style:country-complex="IN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1974af4" style:letter-kerning="true" style:font-name-asian="Times New Roman2" style:language-asian="zh" style:country-asian="CN" style:font-style-asian="normal" style:font-weight-asian="bold" style:font-name-complex="Times New Roman2" style:language-complex="hi" style:country-complex="IN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0671a11" style:letter-kerning="true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bold" officeooo:rsid="00671a11" style:letter-kerning="true" style:font-name-asian="Times New Roman2" style:language-asian="zh" style:country-asian="CN" style:font-style-asian="normal" style:font-weight-asian="bold" style:font-name-complex="Times New Roman2" style:language-complex="hi" style:country-complex="IN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1974af4" style:letter-kerning="true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text-underline-style="none" fo:font-weight="bold" officeooo:rsid="017ab4d4" style:font-name-asian="Times New Roman2" style:font-weight-asian="bold" style:font-name-complex="Times New Roman2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text-underline-style="none" fo:font-weight="normal" officeooo:rsid="017ab4d4" style:font-weight-asian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text-underline-style="none" fo:font-weight="normal" officeooo:rsid="017ab4d4" style:font-name-asian="Times New Roman2" style:font-weight-asian="normal" style:font-name-complex="Times New Roman2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text-underline-style="none" fo:font-weight="normal" officeooo:rsid="0060d899" style:font-name-asian="Times New Roman2" style:font-weight-asian="normal" style:font-name-complex="Times New Roman2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text-underline-style="none" fo:font-weight="normal" officeooo:rsid="0091ba08" style:font-name-asian="Times New Roman2" style:font-weight-asian="normal" style:font-name-complex="Times New Roman2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text-underline-style="none" fo:font-weight="normal" officeooo:rsid="00671a11" style:font-weight-asian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text-underline-style="none" fo:font-weight="normal" officeooo:rsid="0097d6fa" style:font-weight-asian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text-underline-style="none" fo:font-weight="normal" officeooo:rsid="00585518" style:font-weight-asian="normal" style:font-weight-complex="normal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text-underline-style="none" fo:font-weight="normal" officeooo:rsid="0091ba08" style:font-weight-asian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text-underline-style="none" fo:font-weight="normal" officeooo:rsid="006fa15c" style:font-weight-asian="normal" style:font-weight-complex="normal"/>
    </style:style>
    <style:style style:name="T45" style:family="text">
      <style:text-properties style:use-window-font-color="true" loext:opacity="0%" fo:font-style="normal" fo:font-weight="bold" officeooo:rsid="00671a11" style:font-name-asian="Times New Roman2" style:font-style-asian="normal" style:font-weight-asian="bold" style:font-name-complex="Times New Roman2" style:font-style-complex="normal" style:font-weight-complex="bold"/>
    </style:style>
    <style:style style:name="T46" style:family="text">
      <style:text-properties style:use-window-font-color="true" loext:opacity="0%" fo:font-style="normal" fo:font-weight="bold" style:font-name-asian="Times New Roman2" style:font-style-asian="normal" style:font-weight-asian="bold" style:font-name-complex="Times New Roman2" style:font-style-complex="normal" style:font-weight-complex="bold"/>
    </style:style>
    <style:style style:name="T47" style:family="text">
      <style:text-properties style:use-window-font-color="true" loext:opacity="0%" fo:font-style="normal" fo:font-weight="normal" style:font-name-asian="Times New Roman2" style:font-style-asian="normal" style:font-weight-asian="normal" style:font-name-complex="Times New Roman2" style:font-style-complex="normal"/>
    </style:style>
    <style:style style:name="T48" style:family="text">
      <style:text-properties style:use-window-font-color="true" loext:opacity="0%" fo:font-style="normal" style:font-name-asian="Times New Roman2" style:font-style-asian="normal" style:font-name-complex="Times New Roman2" style:font-style-complex="normal"/>
    </style:style>
    <style:style style:name="T49" style:family="text">
      <style:text-properties fo:color="#000000" loext:opacity="100%" fo:font-style="normal" style:font-name-asian="Times New Roman2" style:font-style-asian="normal" style:font-name-complex="Times New Roman2" style:font-style-complex="normal"/>
    </style:style>
    <style:style style:name="T50" style:family="text">
      <style:text-properties fo:color="#000000" loext:opacity="100%" fo:font-style="normal" officeooo:rsid="00732b62" style:font-name-asian="Times New Roman2" style:font-style-asian="normal" style:font-name-complex="Times New Roman2" style:font-style-complex="normal"/>
    </style:style>
    <style:style style:name="T51" style:family="text">
      <style:text-properties fo:color="#000000" loext:opacity="100%" fo:font-style="normal" officeooo:rsid="007e6e22" style:font-name-asian="Times New Roman2" style:font-style-asian="normal" style:font-name-complex="Times New Roman2" style:font-style-complex="normal"/>
    </style:style>
    <style:style style:name="T52" style:family="text">
      <style:text-properties fo:color="#000000" loext:opacity="100%" fo:font-style="normal" officeooo:rsid="0097d6fa" style:font-name-asian="Times New Roman2" style:font-style-asian="normal" style:font-name-complex="Times New Roman2" style:font-style-complex="normal"/>
    </style:style>
    <style:style style:name="T53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bold" officeooo:rsid="00671a11" style:letter-kerning="true" style:font-name-asian="Times New Roman2" style:language-asian="zh" style:country-asian="CN" style:font-weight-asian="bold" style:font-name-complex="Times New Roman2" style:language-complex="hi" style:country-complex="IN"/>
    </style:style>
    <style:style style:name="T54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bold" officeooo:rsid="017ab4d4" style:letter-kerning="true" style:font-name-asian="Times New Roman2" style:language-asian="zh" style:country-asian="CN" style:font-weight-asian="bold" style:font-name-complex="Times New Roman2" style:language-complex="hi" style:country-complex="IN"/>
    </style:style>
    <style:style style:name="T55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17ab4d4" style:letter-kerning="true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56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68a5e" style:letter-kerning="true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57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2f2380" style:letter-kerning="true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58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97d6fa" style:letter-kerning="true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59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56d3a4" style:letter-kerning="true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60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0a685" style:letter-kerning="true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61" style:family="text">
      <style:text-properties style:use-window-font-color="true" loext:opacity="0%" fo:font-weight="bold" officeooo:rsid="008bf108" fo:background-color="transparent" loext:char-shading-value="0" style:font-name-asian="Times New Roman2" style:font-weight-asian="bold" style:font-name-complex="Times New Roman2" style:font-weight-complex="normal"/>
    </style:style>
    <style:style style:name="T62" style:family="text">
      <style:text-properties style:use-window-font-color="true" loext:opacity="0%" fo:font-weight="bold" fo:background-color="transparent" loext:char-shading-value="0" style:font-name-asian="Times New Roman2" style:font-weight-asian="bold" style:font-name-complex="Times New Roman2"/>
    </style:style>
    <style:style style:name="T63" style:family="text">
      <style:text-properties officeooo:rsid="005513a3"/>
    </style:style>
    <style:style style:name="T64" style:family="text">
      <style:text-properties officeooo:rsid="0097d6fa"/>
    </style:style>
    <style:style style:name="T65" style:family="text">
      <style:text-properties officeooo:rsid="0091ba08"/>
    </style:style>
    <style:style style:name="T66" style:family="text">
      <style:text-properties fo:color="#000000" loext:opacity="100%"/>
    </style:style>
    <style:style style:name="T67" style:family="text">
      <style:text-properties fo:color="#000000" loext:opacity="100%" officeooo:rsid="00a233a7"/>
    </style:style>
    <style:style style:name="T68" style:family="text">
      <style:text-properties style:use-window-font-color="true" loext:opacity="0%" fo:font-style="normal" fo:font-weight="bold" officeooo:rsid="008bf108" fo:background-color="transparent" loext:char-shading-value="0" style:font-name-asian="Times New Roman2" style:font-style-asian="normal" style:font-weight-asian="bold" style:font-name-complex="Times New Roman2" style:font-style-complex="normal" style:font-weight-complex="normal"/>
    </style:style>
    <style:style style:name="T69" style:family="text">
      <style:text-properties style:use-window-font-color="true" loext:opacity="0%" fo:font-style="normal" fo:font-weight="bold" officeooo:rsid="007efd37" fo:background-color="transparent" loext:char-shading-value="0" style:font-name-asian="Times New Roman2" style:font-style-asian="normal" style:font-weight-asian="bold" style:font-name-complex="Times New Roman2" style:font-style-complex="normal" style:font-weight-complex="normal"/>
    </style:style>
    <style:style style:name="T70" style:family="text">
      <style:text-properties style:use-window-font-color="true" loext:opacity="0%" fo:font-style="normal" fo:font-weight="normal" officeooo:rsid="00377f06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71" style:family="text">
      <style:text-properties style:use-window-font-color="true" loext:opacity="0%" fo:font-style="normal" fo:font-weight="normal" officeooo:rsid="008bf108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72" style:family="text">
      <style:text-properties style:use-window-font-color="true" loext:opacity="0%" fo:font-style="normal" fo:font-weight="normal" officeooo:rsid="0037b30f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73" style:family="text">
      <style:text-properties style:use-window-font-color="true" loext:opacity="0%" fo:font-style="normal" fo:font-weight="normal" officeooo:rsid="00553f4a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74" style:family="text">
      <style:text-properties style:use-window-font-color="true" loext:opacity="0%" fo:font-style="normal" fo:font-weight="normal" officeooo:rsid="009d1d50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75" style:family="text">
      <style:text-properties style:use-window-font-color="true" loext:opacity="0%" fo:font-style="normal" fo:font-weight="normal" officeooo:rsid="007e6e22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76" style:family="text">
      <style:text-properties style:use-window-font-color="true" loext:opacity="0%" fo:font-style="normal" fo:font-weight="normal" officeooo:rsid="00662ef1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77" style:family="text">
      <style:text-properties style:use-window-font-color="true" loext:opacity="0%" fo:font-style="normal" fo:font-weight="normal" officeooo:rsid="0073d71a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78" style:family="text">
      <style:text-properties style:use-window-font-color="true" loext:opacity="0%" fo:font-style="normal" fo:font-weight="normal" officeooo:rsid="00756f63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79" style:family="text">
      <style:text-properties style:use-window-font-color="true" loext:opacity="0%" fo:font-style="normal" fo:font-weight="normal" officeooo:rsid="00832b11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80" style:family="text">
      <style:text-properties fo:color="#c9211e" loext:opacity="100%" fo:font-style="normal" fo:font-weight="normal" officeooo:rsid="0073d71a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81" style:family="text">
      <style:text-properties style:use-window-font-color="true" loext:opacity="0%" fo:font-style="normal" fo:font-weight="normal" officeooo:rsid="005513a3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82" style:family="text">
      <style:text-properties style:use-window-font-color="true" loext:opacity="0%" fo:font-style="normal" fo:font-weight="normal" officeooo:rsid="00a9b5dd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83" style:family="text">
      <style:text-properties style:use-window-font-color="true" loext:opacity="0%" fo:font-style="normal" fo:font-weight="normal" officeooo:rsid="0056d3a4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84" style:family="text">
      <style:text-properties style:use-window-font-color="true" loext:opacity="0%" fo:font-style="normal" fo:font-weight="normal" officeooo:rsid="006b8c1f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85" style:family="text">
      <style:text-properties style:use-window-font-color="true" loext:opacity="0%" fo:font-style="normal" fo:font-weight="normal" officeooo:rsid="00900b92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86" style:family="text">
      <style:text-properties style:use-window-font-color="true" loext:opacity="0%" fo:font-style="normal" fo:font-weight="normal" officeooo:rsid="00596459" fo:background-color="transparent" loext:char-shading-value="0" style:font-name-asian="Times New Roman2" style:font-style-asian="normal" style:font-weight-asian="normal" style:font-name-complex="Times New Roman2" style:font-style-complex="normal" style:font-weight-complex="normal"/>
    </style:style>
    <style:style style:name="T87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bold" officeooo:rsid="0056d3a4" style:letter-kerning="true" fo:background-color="transparent" loext:char-shading-value="0" style:font-name-asian="Times New Roman2" style:language-asian="zh" style:country-asian="CN" style:font-weight-asian="bold" style:font-name-complex="Times New Roman2" style:language-complex="hi" style:country-complex="IN" style:font-weight-complex="normal"/>
    </style:style>
    <style:style style:name="T88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bold" officeooo:rsid="0030a685" style:letter-kerning="true" fo:background-color="transparent" loext:char-shading-value="0" style:font-name-asian="Times New Roman2" style:language-asian="zh" style:country-asian="CN" style:font-weight-asian="bold" style:font-name-complex="Times New Roman2" style:language-complex="hi" style:country-complex="IN" style:font-weight-complex="normal"/>
    </style:style>
    <style:style style:name="T89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0a685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90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63130f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91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56d3a4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92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style:text-underline-style="none" fo:font-weight="normal" officeooo:rsid="0037b30f" style:letter-kerning="true" fo:background-color="transparent" loext:char-shading-value="0" style:font-name-asian="Times New Roman2" style:language-asian="zh" style:country-asian="CN" style:font-weight-asian="normal" style:font-name-complex="Times New Roman2" style:language-complex="hi" style:country-complex="IN" style:font-weight-complex="normal"/>
    </style:style>
    <style:style style:name="T93" style:family="text">
      <style:text-properties fo:font-weight="bold" style:font-weight-asian="bold"/>
    </style:style>
    <style:style style:name="T94" style:family="text">
      <style:text-properties fo:font-weight="bold" officeooo:rsid="017dbc74" style:font-weight-asian="bold"/>
    </style:style>
    <style:style style:name="T95" style:family="text">
      <style:text-properties fo:font-weight="normal" officeooo:rsid="006e796a" style:font-weight-asian="normal" style:font-weight-complex="normal"/>
    </style:style>
    <style:style style:name="T96" style:family="text">
      <style:text-properties fo:font-weight="normal" style:font-weight-asian="normal"/>
    </style:style>
    <style:style style:name="T97" style:family="text">
      <style:text-properties fo:font-weight="bold" officeooo:rsid="00763ee1" style:font-weight-asian="bold" style:font-weight-complex="bold"/>
    </style:style>
    <style:style style:name="T98" style:family="text">
      <style:text-properties fo:font-weight="bold" officeooo:rsid="015c5cd6" style:font-weight-asian="bold" style:font-weight-complex="bold"/>
    </style:style>
    <style:style style:name="T99" style:family="text">
      <style:text-properties fo:font-variant="normal" fo:text-transform="none" fo:color="#000000" loext:opacity="100%" style:text-line-through-style="none" style:text-line-through-type="none" style:text-position="0% 100%" style:text-underline-style="none" fo:font-weight="normal" officeooo:rsid="015c5cd6" style:font-weight-asian="normal" style:font-weight-complex="normal"/>
    </style:style>
    <style:style style:name="T100" style:family="text">
      <style:text-properties fo:font-variant="normal" fo:text-transform="none" fo:color="#000000" loext:opacity="100%" style:text-line-through-style="none" style:text-line-through-type="none" style:text-position="0% 100%" style:text-underline-style="none" fo:font-weight="normal" officeooo:rsid="007072e4" style:font-weight-asian="normal" style:font-weight-complex="normal"/>
    </style:style>
    <style:style style:name="T101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15c5cd6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102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763ee1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103" style:family="text">
      <style:text-properties fo:font-variant="normal" fo:text-transform="none" style:use-window-font-color="true" loext:opacity="0%" style:text-line-through-style="none" style:text-line-through-type="none" style:text-position="0% 100%" style:rfc-language-tag="es-ES-u-co-trad" fo:language="es" fo:country="ES" fo:font-style="normal" style:text-underline-style="none" fo:font-weight="normal" officeooo:rsid="015c5cd6" fo:background-color="transparent" loext:char-shading-value="0" style:font-family-asian="Times, 'Times New Roman'" style:font-family-generic-asian="roman" style:font-pitch-asian="variable" style:language-asian="zh" style:country-asian="CN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104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3a916a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105" style:family="text">
      <style:text-properties fo:font-variant="normal" fo:text-transform="none" fo:color="#000000" loext:opacity="100%" style:text-line-through-style="none" style:text-line-through-type="none" style:text-position="0% 100%" fo:font-style="italic" style:text-underline-style="none" fo:font-weight="normal" officeooo:rsid="015c5cd6" fo:background-color="transparent" loext:char-shading-value="0" style:font-style-asian="italic" style:font-weight-asian="normal" style:font-name-complex="Times New Roman" style:font-style-complex="italic" style:font-weight-complex="normal"/>
    </style:style>
    <style:style style:name="T106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030a685" style:letter-kerning="true" fo:background-color="transparent" loext:char-shading-value="0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 style:font-weight-complex="normal"/>
    </style:style>
    <style:style style:name="T107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063130f" style:letter-kerning="true" fo:background-color="transparent" loext:char-shading-value="0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 style:font-weight-complex="normal"/>
    </style:style>
    <style:style style:name="T108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0763ee1" style:letter-kerning="true" fo:background-color="transparent" loext:char-shading-value="0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 style:font-weight-complex="normal"/>
    </style:style>
    <style:style style:name="T109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030a685" style:letter-kerning="true" fo:background-color="transparent" loext:char-shading-value="0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 style:font-weight-complex="normal"/>
    </style:style>
    <style:style style:name="T110" style:family="text">
      <style:text-properties fo:color="#000000" loext:opacity="100%" fo:font-style="normal" style:font-style-asian="normal" style:font-style-complex="normal"/>
    </style:style>
    <style:style style:name="T111" style:family="text">
      <style:text-properties fo:font-variant="normal" fo:text-transform="none" fo:color="#000000" loext:opacity="100%" fo:letter-spacing="normal" fo:font-style="normal" fo:font-weight="bold" officeooo:rsid="0077bb09" style:font-style-asian="normal" style:font-weight-asian="bold" style:font-style-complex="normal" style:font-weight-complex="bold"/>
    </style:style>
    <style:style style:name="T112" style:family="text">
      <style:text-properties fo:font-variant="normal" fo:text-transform="none" fo:color="#000000" loext:opacity="100%" fo:letter-spacing="normal" fo:font-style="normal" fo:font-weight="normal" officeooo:rsid="0077bb09" style:font-style-asian="normal" style:font-style-complex="normal"/>
    </style:style>
    <style:style style:name="T113" style:family="text">
      <style:text-properties fo:font-variant="normal" fo:text-transform="none" fo:color="#000000" loext:opacity="100%" fo:letter-spacing="normal" fo:font-style="normal" fo:font-weight="normal" style:font-style-asian="normal" style:font-style-complex="normal"/>
    </style:style>
    <style:style style:name="T114" style:family="text">
      <style:text-properties fo:font-variant="normal" fo:text-transform="none" fo:color="#000000" loext:opacity="100%" fo:letter-spacing="normal" fo:font-style="normal" fo:font-weight="normal" officeooo:rsid="0077bb09"/>
    </style:style>
    <style:style style:name="T115" style:family="text">
      <style:text-properties fo:font-variant="normal" fo:text-transform="none" fo:color="#000000" loext:opacity="100%" fo:letter-spacing="normal" fo:font-style="normal" fo:font-weight="normal" officeooo:rsid="00793fc8" style:font-style-asian="normal" style:font-style-complex="normal"/>
    </style:style>
    <style:style style:name="T116" style:family="text">
      <style:text-properties fo:font-variant="normal" fo:text-transform="none" fo:color="#000000" loext:opacity="100%" style:text-line-through-style="none" style:text-line-through-type="none" style:text-position="0% 100%" fo:letter-spacing="normal" fo:language="es" fo:country="ES" fo:font-style="normal" style:text-underline-style="none" fo:font-weight="normal" officeooo:rsid="0077bb09" style:letter-kerning="true" style:font-name-asian="SimSun1" style:language-asian="zh" style:country-asian="CN" style:font-style-asian="normal" style:font-weight-asian="bold" style:font-name-complex="Mangal1" style:language-complex="hi" style:country-complex="IN" style:font-style-complex="normal" style:font-weight-complex="bold"/>
    </style:style>
    <style:style style:name="T117" style:family="text">
      <style:text-properties fo:font-variant="normal" fo:text-transform="none" fo:color="#000000" loext:opacity="100%" style:text-line-through-style="none" style:text-line-through-type="none" style:text-position="0% 100%" fo:letter-spacing="normal" fo:language="es" fo:country="ES" fo:font-style="normal" style:text-underline-style="none" fo:font-weight="normal" officeooo:rsid="0077bb09" style:letter-kerning="true" style:font-name-asian="SimSun1" style:language-asian="zh" style:country-asian="CN" style:font-style-asian="normal" style:font-weight-asian="normal" style:font-name-complex="Mangal1" style:language-complex="hi" style:country-complex="IN" style:font-style-complex="normal" style:font-weight-complex="normal"/>
    </style:style>
    <style:style style:name="T118" style:family="text">
      <style:text-properties fo:font-variant="normal" fo:text-transform="none" fo:color="#000000" loext:opacity="100%" fo:letter-spacing="normal" fo:font-style="normal" fo:font-weight="normal" officeooo:rsid="0077bb09" style:font-style-asian="normal" style:font-weight-asian="normal" style:font-style-complex="normal" style:font-weight-complex="normal"/>
    </style:style>
    <style:style style:name="T119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077bb09" style:letter-kerning="true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120" style:family="text">
      <style:text-properties fo:font-variant="normal" fo:text-transform="none" fo:color="#000000" loext:opacity="100%" fo:letter-spacing="normal" fo:font-style="normal" fo:font-weight="normal" style:font-weight-asian="normal" style:font-weight-complex="normal"/>
    </style:style>
    <style:style style:name="T121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bold" officeooo:rsid="017e601f" style:letter-kerning="true" style:font-name-asian="SimSun1" style:language-asian="zh" style:country-asian="CN" style:font-style-asian="normal" style:font-weight-asian="bold" style:font-name-complex="Mangal1" style:language-complex="hi" style:country-complex="IN" style:font-weight-complex="bold"/>
    </style:style>
    <style:style style:name="T122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bold" officeooo:rsid="00793fc8" style:letter-kerning="true" style:font-name-asian="SimSun1" style:language-asian="zh" style:country-asian="CN" style:font-style-asian="normal" style:font-weight-asian="bold" style:font-name-complex="Mangal1" style:language-complex="hi" style:country-complex="IN" style:font-weight-complex="bold"/>
    </style:style>
    <style:style style:name="T123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bold" officeooo:rsid="0077bb09" style:letter-kerning="true" style:font-name-asian="SimSun1" style:language-asian="zh" style:country-asian="CN" style:font-style-asian="normal" style:font-weight-asian="bold" style:font-name-complex="Mangal1" style:language-complex="hi" style:country-complex="IN" style:font-weight-complex="bold"/>
    </style:style>
    <style:style style:name="T124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style:letter-kerning="true" style:font-name-asian="SimSun1" style:language-asian="zh" style:country-asian="CN" style:font-style-asian="normal" style:font-weight-asian="normal" style:font-name-complex="Mangal1" style:language-complex="hi" style:country-complex="IN"/>
    </style:style>
    <style:style style:name="T125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14582bc" style:letter-kerning="true" style:font-name-asian="SimSun1" style:language-asian="zh" style:country-asian="CN" style:font-style-asian="normal" style:font-weight-asian="normal" style:font-name-complex="Mangal1" style:language-complex="hi" style:country-complex="IN"/>
    </style:style>
    <style:style style:name="T126" style:family="text">
      <style:text-properties fo:font-weight="normal" officeooo:rsid="014582bc" style:font-weight-asian="normal"/>
    </style:style>
    <style:style style:name="T127" style:family="text">
      <style:text-properties fo:font-weight="normal" officeooo:rsid="0074ce8c" style:font-weight-asian="normal"/>
    </style:style>
    <style:style style:name="T128" style:family="text">
      <style:text-properties fo:font-weight="normal" officeooo:rsid="00793fc8" style:font-weight-asian="normal"/>
    </style:style>
    <style:style style:name="T129" style:family="text">
      <style:text-properties fo:font-variant="normal" fo:text-transform="none" fo:color="#000000" loext:opacity="100%" style:text-line-through-style="none" style:text-line-through-type="none" style:text-position="0% 100%" style:text-underline-style="none" fo:font-weight="normal" officeooo:rsid="00793fc8" style:font-weight-asian="normal" style:font-weight-complex="normal"/>
    </style:style>
    <style:style style:name="T130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793fc8" fo:background-color="transparent" loext:char-shading-value="0" style:font-style-asian="normal" style:font-weight-asian="normal" style:font-name-complex="Times New Roman" style:font-style-complex="normal" style:font-weight-complex="normal"/>
    </style:style>
    <style:style style:name="T131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0793fc8" style:letter-kerning="true" fo:background-color="transparent" loext:char-shading-value="0" style:font-name-asian="SimSun1" style:language-asian="zh" style:country-asian="CN" style:font-style-asian="normal" style:font-weight-asian="normal" style:font-name-complex="Mangal1" style:language-complex="hi" style:country-complex="IN" style:font-style-complex="normal" style:font-weight-complex="normal"/>
    </style:style>
    <style:style style:name="T132" style:family="text">
      <style:text-properties fo:font-weight="bold" officeooo:rsid="017e601f" style:font-weight-asian="bold"/>
    </style:style>
    <style:style style:name="T133" style:family="text">
      <style:text-properties fo:font-weight="normal" officeooo:rsid="0068bc09" style:font-weight-asian="normal" style:font-weight-complex="normal"/>
    </style:style>
    <style:style style:name="T134" style:family="text">
      <style:text-properties fo:font-weight="normal" officeooo:rsid="0074ce8c" style:font-weight-asian="normal" style:font-weight-complex="normal"/>
    </style:style>
    <style:style style:name="T135" style:family="text">
      <style:text-properties fo:font-weight="normal" officeooo:rsid="019b468f" style:font-weight-asian="normal" style:font-weight-complex="normal"/>
    </style:style>
    <style:style style:name="T136" style:family="text">
      <style:text-properties fo:font-weight="normal" officeooo:rsid="017207e0" style:font-weight-asian="normal" style:font-weight-complex="normal"/>
    </style:style>
    <style:style style:name="T13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14e3a1d" style:font-style-asian="normal" style:font-weight-asian="normal" style:font-weight-complex="normal"/>
    </style:style>
    <style:style style:name="T138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14e3a1d" style:letter-kerning="true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139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06a7d25" style:letter-kerning="true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140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06b8c1f" style:letter-kerning="true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1a05a0b" style:letter-kerning="true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142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17207e0" style:letter-kerning="true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143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14e3a1d" style:letter-kerning="true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 style:font-weight-complex="normal"/>
    </style:style>
    <style:style style:name="T144" style:family="text">
      <style:text-properties fo:font-variant="normal" fo:text-transform="none" fo:color="#ff011b" loext:opacity="100%" style:text-line-through-style="none" style:text-line-through-type="none" style:text-position="0% 100%" fo:language="es" fo:country="ES" fo:font-style="normal" style:text-underline-style="none" fo:font-weight="normal" officeooo:rsid="014e3a1d" style:letter-kerning="true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145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19c164c" style:letter-kerning="true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146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19c164c" style:letter-kerning="true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147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054d7e2" style:letter-kerning="true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148" style:family="text">
      <style:text-properties fo:font-weight="bold" officeooo:rsid="017f9f02" style:font-weight-asian="bold" style:font-weight-complex="bold"/>
    </style:style>
    <style:style style:name="T149" style:family="text">
      <style:text-properties fo:font-weight="bold" officeooo:rsid="014c705a" style:font-weight-asian="bold" style:font-weight-complex="bold"/>
    </style:style>
    <style:style style:name="T150" style:family="text">
      <style:text-properties style:use-window-font-color="true" loext:opacity="0%" fo:language="es" fo:country="ES" fo:font-weight="normal" style:letter-kerning="true" style:font-name-asian="SimSun1" style:language-asian="zh" style:country-asian="CN" style:font-weight-asian="normal" style:font-name-complex="Mangal1" style:language-complex="hi" style:country-complex="IN" style:font-weight-complex="normal"/>
    </style:style>
    <style:style style:name="T151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14582bc" style:letter-kerning="true" style:font-name-asian="SimSun1" style:language-asian="zh" style:country-asian="CN" style:font-style-asian="normal" style:font-weight-asian="normal" style:font-name-complex="Mangal1" style:language-complex="hi" style:country-complex="IN"/>
    </style:style>
    <style:style style:name="T152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056d3a4" style:letter-kerning="true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 style:font-weight-complex="normal"/>
    </style:style>
    <style:style style:name="T153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066fec7" style:letter-kerning="true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 style:font-weight-complex="normal"/>
    </style:style>
    <style:style style:name="T154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14582bc" style:letter-kerning="true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05aa6a9" style:letter-kerning="true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156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1697fdd" style:letter-kerning="true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157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1697fdd" style:letter-kerning="true" style:font-name-asian="SimSun1" style:language-asian="zh" style:country-asian="CN" style:font-style-asian="normal" style:font-weight-asian="normal" style:font-name-complex="Mangal1" style:language-complex="hi" style:country-complex="IN"/>
    </style:style>
    <style:style style:name="T158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1a05a0b" style:letter-kerning="true" style:font-name-asian="SimSun1" style:language-asian="zh" style:country-asian="CN" style:font-style-asian="normal" style:font-weight-asian="normal" style:font-name-complex="Mangal1" style:language-complex="hi" style:country-complex="IN"/>
    </style:style>
    <style:style style:name="T159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04a684f" style:letter-kerning="true" style:font-name-asian="SimSun1" style:language-asian="zh" style:country-asian="CN" style:font-style-asian="normal" style:font-weight-asian="normal" style:font-name-complex="Mangal1" style:language-complex="hi" style:country-complex="IN"/>
    </style:style>
    <style:style style:name="T160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030a685" style:letter-kerning="true" style:text-blinking="false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 style:font-weight-complex="normal"/>
    </style:style>
    <style:style style:name="T161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037b30f" style:letter-kerning="true" style:text-blinking="false" style:font-name-asian="Times New Roman2" style:language-asian="zh" style:country-asian="CN" style:font-style-asian="normal" style:font-weight-asian="normal" style:font-name-complex="Times New Roman2" style:language-complex="hi" style:country-complex="IN" style:font-style-complex="normal" style:font-weight-complex="normal"/>
    </style:style>
    <style:style style:name="T162" style:family="text">
      <style:text-properties fo:font-variant="normal" fo:text-transform="none" style:use-window-font-color="true" loext:opacity="0%" style:text-line-through-style="none" style:text-line-through-type="none" style:text-position="0% 100%" fo:language="es" fo:country="ES" fo:font-style="normal" style:text-underline-style="none" fo:font-weight="normal" officeooo:rsid="0066fec7" style:letter-kerning="true" style:font-name-asian="SimSun1" style:language-asian="zh" style:country-asian="CN" style:font-style-asian="normal" style:font-weight-asian="normal" style:font-name-complex="Mangal1" style:language-complex="hi" style:country-complex="IN"/>
    </style:style>
    <style:style style:name="T163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14e3a1d" style:letter-kerning="true" style:font-name-asian="SimSun1" style:language-asian="zh" style:country-asian="CN" style:font-style-asian="normal" style:font-weight-asian="normal" style:font-name-complex="Mangal1" style:language-complex="hi" style:country-complex="IN"/>
    </style:style>
    <style:style style:name="T164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1697fdd" style:letter-kerning="true" style:font-name-asian="SimSun1" style:language-asian="zh" style:country-asian="CN" style:font-style-asian="normal" style:font-weight-asian="normal" style:font-name-complex="Mangal1" style:language-complex="hi" style:country-complex="IN"/>
    </style:style>
    <style:style style:name="T165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06b7297" style:letter-kerning="true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166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1a128ee" style:letter-kerning="true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167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19c164c" style:letter-kerning="true" style:font-name-asian="SimSun1" style:language-asian="zh" style:country-asian="CN" style:font-style-asian="normal" style:font-weight-asian="normal" style:font-name-complex="Mangal1" style:language-complex="hi" style:country-complex="IN"/>
    </style:style>
    <style:style style:name="T168" style:family="text">
      <style:text-properties fo:font-weight="bold" officeooo:rsid="014c705a" fo:background-color="transparent" loext:char-shading-value="0" style:font-weight-asian="bold" style:font-weight-complex="bold"/>
    </style:style>
    <style:style style:name="T169" style:family="text">
      <style:text-properties fo:font-weight="bold" officeooo:rsid="017f9f02" fo:background-color="transparent" loext:char-shading-value="0" style:font-weight-asian="bold" style:font-weight-complex="bold"/>
    </style:style>
    <style:style style:name="T170" style:family="text">
      <style:text-properties fo:font-weight="normal" officeooo:rsid="014c705a" fo:background-color="transparent" loext:char-shading-value="0" style:font-weight-asian="normal" style:font-weight-complex="normal"/>
    </style:style>
    <style:style style:name="T171" style:family="text">
      <style:text-properties fo:color="#000000" loext:opacity="100%" fo:font-weight="normal" fo:background-color="transparent" loext:char-shading-value="0" style:font-weight-asian="normal" style:font-weight-complex="normal"/>
    </style:style>
    <style:style style:name="T172" style:family="text">
      <style:text-properties fo:color="#000000" loext:opacity="100%" fo:font-weight="normal" officeooo:rsid="017207e0" fo:background-color="transparent" loext:char-shading-value="0" style:font-weight-asian="normal" style:font-weight-complex="normal"/>
    </style:style>
    <style:style style:name="T173" style:family="text">
      <style:text-properties fo:color="#000000" loext:opacity="100%" fo:font-weight="normal" officeooo:rsid="019b468f" fo:background-color="transparent" loext:char-shading-value="0" style:font-weight-asian="normal" style:font-weight-complex="normal"/>
    </style:style>
    <style:style style:name="T174" style:family="text">
      <style:text-properties fo:color="#000000" loext:opacity="100%" fo:font-weight="normal" officeooo:rsid="01554af8" fo:background-color="transparent" loext:char-shading-value="0" style:font-weight-asian="normal" style:font-weight-complex="normal"/>
    </style:style>
    <style:style style:name="T175" style:family="text">
      <style:text-properties fo:font-variant="normal" fo:text-transform="none" fo:color="#000000" loext:opacity="100%" style:text-line-through-style="none" style:text-line-through-type="none" style:text-position="0% 100%" fo:language="es" fo:country="ES" fo:font-style="normal" style:text-underline-style="none" fo:font-weight="normal" officeooo:rsid="005aa6a9" style:letter-kerning="true" fo:background-color="transparent" loext:char-shading-value="0" style:font-name-asian="SimSun1" style:language-asian="zh" style:country-asian="CN" style:font-style-asian="normal" style:font-weight-asian="normal" style:font-name-complex="Mangal1" style:language-complex="hi" style:country-complex="IN" style:font-weight-complex="normal"/>
    </style:style>
    <style:style style:name="T176" style:family="text">
      <style:text-properties fo:color="#ff4000" loext:opacity="100%" fo:font-weight="normal" fo:background-color="transparent" loext:char-shading-value="0" style:font-weight-asian="normal" style:font-weight-complex="normal"/>
    </style:style>
    <style:style style:name="T17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14582bc" fo:background-color="transparent" loext:char-shading-value="0" style:font-style-asian="normal" style:font-weight-asian="normal"/>
    </style:style>
    <style:style style:name="T178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14582bc" style:font-style-asian="normal" style:font-weight-asian="normal"/>
    </style:style>
    <style:style style:name="T179" style:family="text">
      <style:text-properties fo:font-variant="normal" fo:text-transform="none" style:text-line-through-style="none" style:text-line-through-type="none" style:text-position="0% 100%" fo:font-style="normal" style:text-underline-style="none" fo:font-weight="bold" officeooo:rsid="017f9f02" style:font-style-asian="normal" style:font-weight-asian="bold" style:font-weight-complex="bold"/>
    </style:style>
    <style:style style:name="T180" style:family="text">
      <style:text-properties fo:font-variant="normal" fo:text-transform="none" style:text-line-through-style="none" style:text-line-through-type="none" style:text-position="0% 100%" fo:font-style="normal" style:text-underline-style="none" fo:font-weight="bold" officeooo:rsid="014582bc" style:font-style-asian="normal" style:font-weight-asian="bold" style:font-weight-complex="bold"/>
    </style:style>
    <style:style style:name="T181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6dfad1" style:font-style-asian="normal" style:font-weight-asian="normal" style:font-weight-complex="bold"/>
    </style:style>
    <style:style style:name="T182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66fec7" style:font-style-asian="normal" style:font-weight-asian="normal" style:font-weight-complex="bold"/>
    </style:style>
    <style:style style:name="T183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68bc09" style:font-style-asian="normal" style:font-weight-asian="normal" style:font-weight-complex="bold"/>
    </style:style>
    <style:style style:name="T184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14582bc" style:font-style-asian="normal" style:font-weight-asian="normal" style:font-weight-complex="bold"/>
    </style:style>
    <style:style style:name="T185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15c5cd6" style:font-style-asian="normal" style:font-weight-asian="normal" style:font-weight-complex="bold"/>
    </style:style>
    <style:style style:name="T186" style:family="text">
      <style:text-properties fo:font-variant="normal" fo:text-transform="none" style:text-line-through-style="none" style:text-line-through-type="none" style:text-position="0% 100%" fo:font-style="normal" style:text-underline-style="none" fo:font-weight="bold" officeooo:rsid="006e5039" style:font-style-asian="normal" style:font-weight-asian="bold" style:font-weight-complex="bold"/>
    </style:style>
    <style:style style:name="T18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172bc36" style:font-style-asian="normal" style:font-weight-asian="normal" style:font-weight-complex="bold"/>
    </style:style>
    <style:style style:name="T188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14582bc" style:font-style-asian="normal" style:font-weight-asian="normal"/>
    </style:style>
    <style:style style:name="T189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14c705a" style:font-style-asian="normal" style:font-weight-asian="normal" style:font-weight-complex="normal"/>
    </style:style>
    <style:style style:name="T190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720ef3" style:font-style-asian="normal" style:font-weight-asian="normal" style:font-weight-complex="normal"/>
    </style:style>
    <style:style style:name="T191" style:family="text">
      <style:text-properties fo:font-variant="normal" fo:text-transform="none" style:text-line-through-style="none" style:text-line-through-type="none" style:text-position="0% 100%" fo:font-style="normal" style:text-underline-style="none" fo:font-weight="normal" officeooo:rsid="006dfad1" style:font-style-asian="normal" style:font-weight-asian="normal" style:font-weight-complex="normal"/>
    </style:style>
    <style:style style:name="T192" style:family="text">
      <style:text-properties fo:font-weight="normal" officeooo:rsid="014c705a" style:font-weight-asian="normal" style:font-weight-complex="normal"/>
    </style:style>
    <style:style style:name="T193" style:family="text">
      <style:text-properties fo:font-weight="normal" officeooo:rsid="0068db31" style:font-weight-asian="normal" style:font-weight-complex="normal"/>
    </style:style>
    <style:style style:name="T194" style:family="text">
      <style:text-properties fo:font-variant="normal" fo:text-transform="none" style:use-window-font-color="true" loext:opacity="0%" style:text-line-through-style="none" style:text-line-through-type="none" style:text-position="0% 100%" fo:font-size="12pt" fo:letter-spacing="normal" fo:language="es" fo:country="ES" fo:font-style="normal" style:text-underline-style="none" officeooo:rsid="00711cfb" fo:background-color="transparent" loext:char-shading-value="0" style:font-family-asian="Times, 'Times New Roman'" style:font-family-generic-asian="roman" style:font-pitch-asian="variable" style:font-size-asian="12pt" style:language-asian="zh" style:country-asian="CN" style:font-style-asian="normal" style:font-name-complex="Times New Roman" style:font-size-complex="12pt" style:language-complex="ar" style:country-complex="SA" style:font-style-complex="normal"/>
    </style:style>
    <style:style style:name="T195" style:family="text">
      <style:text-properties fo:font-variant="normal" fo:text-transform="none" style:use-window-font-color="true" loext:opacity="0%" style:text-line-through-style="none" style:text-line-through-type="none" style:text-position="0% 100%" fo:letter-spacing="normal" fo:font-style="normal" style:text-underline-style="none" fo:font-weight="normal" officeooo:rsid="00711cfb" fo:background-color="transparent" loext:char-shading-value="0" style:font-name-asian="Times New Roman2" style:font-style-asian="normal" style:font-weight-asian="normal" style:font-name-complex="Times New Roman" style:font-weight-complex="normal"/>
    </style:style>
    <style:style style:name="T19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style:font-name-asian="Times New Roman2" style:font-style-asian="normal" style:font-name-complex="Times New Roman2"/>
    </style:style>
    <style:style style:name="T197" style:family="text">
      <style:text-properties officeooo:rsid="00654316"/>
    </style:style>
    <style:style style:name="T198" style:family="text">
      <style:text-properties style:font-weight-complex="bold"/>
    </style:style>
    <style:style style:name="T199" style:family="text">
      <style:text-properties fo:font-variant="normal" fo:text-transform="none" fo:color="#000000" loext:opacity="100%" style:text-line-through-style="none" style:text-line-through-type="none" fo:font-size="12pt" fo:letter-spacing="normal" fo:language="es" fo:country="ES" fo:font-style="normal" style:text-underline-style="none" fo:font-weight="normal" officeooo:rsid="00711cfb" style:letter-kerning="true" fo:background-color="transparent" loext:char-shading-value="0" style:font-name-asian="SimSun1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scale="100%"/>
    </style:style>
    <style:style style:name="T200" style:family="text">
      <style:text-properties style:use-window-font-color="true" loext:opacity="0%" fo:font-size="12pt" fo:letter-spacing="normal" fo:font-weight="normal" officeooo:rsid="00711cfb" fo:background-color="transparent" loext:char-shading-value="0" style:font-size-asian="12pt" style:font-weight-asian="normal" style:font-name-complex="Times New Roman" style:font-size-complex="12pt" style:font-weight-complex="normal"/>
    </style:style>
    <style:style style:name="T201" style:family="text">
      <style:text-properties style:use-window-font-color="true" loext:opacity="0%" fo:font-size="12pt" fo:letter-spacing="normal" fo:font-weight="normal" officeooo:rsid="0079d6aa" fo:background-color="transparent" loext:char-shading-value="0" style:font-size-asian="12pt" style:font-weight-asian="normal" style:font-name-complex="Times New Roman" style:font-size-complex="12pt" style:font-weight-complex="normal"/>
    </style:style>
    <style:style style:name="T202" style:family="text">
      <style:text-properties style:use-window-font-color="true" loext:opacity="0%" style:font-name="Times New Roman" fo:letter-spacing="normal" fo:font-weight="normal" officeooo:rsid="00711cfb" fo:background-color="transparent" loext:char-shading-value="0" style:font-weight-asian="normal" style:font-name-complex="Times New Roman" style:font-weight-complex="normal"/>
    </style:style>
    <style:style style:name="T203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officeooo:rsid="00711cfb" style:font-name-asian="SimSun1" style:font-size-asian="12pt" style:language-asian="zh" style:country-asian="CN" style:font-style-asian="normal" style:font-size-complex="12pt" style:language-complex="hi" style:country-complex="IN" style:font-style-complex="normal" style:font-weight-complex="bold"/>
    </style:style>
    <style:style style:name="T204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officeooo:rsid="004342fb" style:font-name-asian="SimSun1" style:font-size-asian="12pt" style:language-asian="zh" style:country-asian="CN" style:font-style-asian="normal" style:font-size-complex="12pt" style:language-complex="hi" style:country-complex="IN" style:font-style-complex="normal" style:font-weight-complex="bold"/>
    </style:style>
    <style:style style:name="T205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206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T207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9cm" svg:stroke-color="#000000" svg:stroke-opacity="100%" draw:stroke-linejoin="round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_gjdgxs"/><text:span text:style-name="T1">RESOLUCIÓN DE LA </text:span><text:span text:style-name="T2">D</text:span><text:span text:style-name="T3">IRECCIÓN </text:span><text:span text:style-name="T2">G</text:span><text:span text:style-name="T3">ENERAL DE </text:span><text:span text:style-name="T2">O</text:span><text:span text:style-name="T3">RDENACIÓN DE LAS </text:span><text:span text:style-name="T2">E</text:span><text:span text:style-name="T3">NSEÑANZAS, </text:span><text:span text:style-name="T2">I</text:span><text:span text:style-name="T3">NCLUSIÓN </text:span><text:span text:style-name="T4">E</text:span><text:span text:style-name="T3"> </text:span><text:span text:style-name="T2">I</text:span><text:span text:style-name="T3">NNOVACIÓN </text:span><text:span text:style-name="T5">P</text:span><text:span text:style-name="T3">OR LA QUE SE ASIGNA </text:span><text:span text:style-name="T6">UNA</text:span><text:span text:style-name="T3"> DOTACI</text:span><text:span text:style-name="T6">ÓN</text:span><text:span text:style-name="T3"> ECONÓMICA EXTRAORDINARIA, Y SE AUTORIZA Y ORDENA EL CORRESPONDIENTE LIBRAMIENTO EXTRAORDINARIO DE FONDOS, </text:span><text:span text:style-name="T7">DESTINAD</text:span><text:span text:style-name="T8">A</text:span><text:span text:style-name="T7"> A SUFRAGAR LOS GASTOS DERIVADOS DE </text:span><text:span text:style-name="T8">LA</text:span><text:span text:style-name="T7"> </text:span><text:span text:style-name="T9">ADQUISICIÓN DE MATERIALES </text:span><text:span text:style-name="T10">MANIPULATIVOS</text:span><text:span text:style-name="T9"> PARA</text:span><text:span text:style-name="T8"> </text:span><text:span text:style-name="T7">LA </text:span><text:span text:style-name="T11">EJECUCIÓN </text:span><text:span text:style-name="T12">DEL</text:span><text:span text:style-name="T11"> </text:span><text:span text:style-name="T13">P</text:span><text:span text:style-name="T14">ROYECTO </text:span><text:span text:style-name="T15">«MATEMÁTICAS NEWTON CANARIAS»</text:span><text:span text:style-name="T13">,</text:span><text:span text:style-name="T16"> </text:span><text:span text:style-name="T17">DENTRO DE LA ORGANIZACIÓN Y DESARROLLO DE LAS ACCIONES, PROGRAMAS Y PROYECTOS IMPLEMENTADOS DESDE EL </text:span><text:span text:style-name="T18">ÁREA </text:span><text:span text:style-name="T19">DE FOMENTO DE LA COMPETENCIA MATEMÁTICA,</text:span><text:span text:style-name="T17"> DEL SERVICIO DE ORDENACIÓN DE LAS ENSEÑANZAS, DURANTE EL EJERCICIO 2025.</text:span></text:p>
      <text:p text:style-name="P2"/>
      <text:p text:style-name="P3"><text:span text:style-name="T20">Vista</text:span><text:span text:style-name="T21"> la </text:span><text:span text:style-name="T22">propuesta formulada por el</text:span><text:span text:style-name="T21"> </text:span>Servicio de Ordenación de la Dirección General de Ordenación de las Enseñanzas, Inclusión e Innovación, y de acuerdo con los siguientes:</text:p>
      <text:p text:style-name="P4"/>
      <text:p text:style-name="P5">ANTECEDENTES DE HECHO</text:p>
      <text:p text:style-name="P6"><text:span text:style-name="T23"/></text:p>
      <text:p text:style-name="P7"><text:span text:style-name="T24">PRIMERO</text:span><text:span text:style-name="T25">.- </text:span><text:span text:style-name="T26">Entre los objetivos fijados por la Consejería de Educación, Formación Profesional, Actividad Física y Deportes </text:span><text:span text:style-name="T27">para el curso </text:span><text:span text:style-name="T28">202</text:span><text:span text:style-name="T29">5</text:span><text:span text:style-name="T28">-202</text:span><text:span text:style-name="T29">6</text:span><text:span text:style-name="T26"> se encuentran: la atención a la diversidad y el enfoque inclusivo, la formación del profesorado y el fomento en el alumnado, en especial en las alumnas, de las vocaciones científicas desde un enfoque multidisciplinar, promoviendo proyectos centrados en la innovación, la creatividad, el diseño, y la búsqueda de soluciones a problemas.</text:span></text:p>
      <text:p text:style-name="P7"><text:span text:style-name="T26"/></text:p>
      <text:p text:style-name="P8"><text:span text:style-name="T30">SEGUNDO</text:span><text:span text:style-name="T31">.- </text:span><text:span text:style-name="T32">La</text:span><text:span text:style-name="T33"> </text:span><text:span text:style-name="T34">Dirección General de Ordenación de las Enseñanzas, Inclusión e Innovación de la Consejería de Educación, Formación Profesional, Actividad Física y Deportes viene impulsando procesos de innovación del sistema educativo mediante la implementación de acciones, programas y proyectos que fomenten la calidad de la enseñanza y la mejora de los aprendizajes.</text:span></text:p>
      <text:p text:style-name="P8"><text:span text:style-name="T34"/></text:p>
      <text:p text:style-name="P9"><text:span text:style-name="T35">TERCERO.- </text:span><text:span text:style-name="T36">El </text:span><text:span text:style-name="T37">Área </text:span><text:span text:style-name="T38">para el </text:span><text:span text:style-name="T39">F</text:span><text:span text:style-name="T38">omento de la Competencia Matemática</text:span><text:span text:style-name="T37"> del Servicio de Ordenación </text:span><text:span text:style-name="T36">desarrolla </text:span><text:span text:style-name="T40">el proyecto «Matemáticas Newton Canarias», que, a través de </text:span><text:span text:style-name="T41">la formación </text:span><text:span text:style-name="T42">y mentorización</text:span><text:span text:style-name="T41"> al profesorado</text:span><text:span text:style-name="T42"> </text:span><text:span text:style-name="T40">propicia</text:span><text:span text:style-name="T36"> metodologías innovadoras y motivadoras </text:span><text:span text:style-name="T40">que</text:span><text:span text:style-name="T36"> </text:span><text:span text:style-name="T40">desarrollan</text:span><text:span text:style-name="T36"> </text:span><text:span text:style-name="T40">los </text:span><text:span text:style-name="T36">procesos de enseñanza y aprendizaje </text:span><text:span text:style-name="T40">de la</text:span><text:span text:style-name="T43">s</text:span><text:span text:style-name="T40"> Matemáticas </text:span><text:span text:style-name="T44">desde un enfoque </text:span><text:soft-page-break/><text:span text:style-name="T44">competencial</text:span><text:span text:style-name="T40">,</text:span><text:span text:style-name="T36"> utilizando </text:span><text:span text:style-name="T40">además </text:span><text:span text:style-name="T36">las herramientas tecnológicas necesarias.</text:span></text:p>
      <text:p text:style-name="P9"><text:span text:style-name="T36"/></text:p>
      <text:p text:style-name="P10"><text:span text:style-name="T45">CUARTO</text:span><text:span text:style-name="T46">.-</text:span><text:span text:style-name="T47"> La </text:span><text:span text:style-name="T48">Consejería de</text:span><text:span text:style-name="T49"> Educación, Formación Profesional, Actividad Física y Deportes del Gobierno de Canarias, a través </text:span><text:span text:style-name="T50">de la Dirección General de Ordenación de las Enseñanzas, Inclusión e Innovación</text:span><text:span text:style-name="T49"> promueve el </text:span><text:span text:style-name="T51">trabajo</text:span><text:span text:style-name="T49"> </text:span><text:span text:style-name="T52">por</text:span><text:span text:style-name="T49"> comunidades de aprendizaje para implicar al alumnado, profesorado y familias en <text:s/>proyectos educ</text:span><text:span text:style-name="T48">ativos encaminados a la actualización metodológica para el desarrollo de las competencias.</text:span></text:p>
      <text:p text:style-name="P10"><text:span text:style-name="T48"/></text:p>
      <text:p text:style-name="P11"><text:span text:style-name="T53">QUINTO</text:span><text:span text:style-name="T54">.-</text:span><text:span text:style-name="T55"> </text:span><text:span text:style-name="T56">Para el correcto y completo </text:span><text:span text:style-name="T57">desarrollo </text:span><text:span text:style-name="T58">del</text:span><text:span text:style-name="T57"> proyecto, </text:span><text:span text:style-name="T56">se hace necesario contar con materiales manipulativos específicos </text:span><text:span text:style-name="T59">para realizar la mentorización a los centros</text:span><text:span text:style-name="T60"> </text:span><text:span text:style-name="T59">y los talleres a </text:span><text:span text:style-name="T60">las familias </text:span><text:span text:style-name="T59">por parte de las mentorías.</text:span></text:p>
      <text:p text:style-name="P11"><text:span text:style-name="T59"/></text:p>
      <text:p text:style-name="P12"><text:span text:style-name="T61">SEXTO</text:span><text:span text:style-name="T62">.- </text:span>Por Resolución n.º <text:span text:style-name="T63">4</text:span><text:span text:style-name="T64">64</text:span><text:span text:style-name="T65">/202</text:span><text:span text:style-name="T63">5</text:span>, de la Dirección General de Ordenación de las Enseñanzas, Inclusión e <text:span text:style-name="T66">Innovación, se aprueba el desarrollo del proyecto «Matemáticas Newton Canarias», dirigido al profesorado centros públicos de Educación Infantil, Educación Primaria y Educación Secundaria Obligatoria, para el curso 202</text:span><text:span text:style-name="T67">5</text:span><text:span text:style-name="T66">-202</text:span><text:span text:style-name="T67">6</text:span><text:span text:style-name="T66">.</text:span></text:p>
      <text:p text:style-name="P12"><text:span text:style-name="T66"/></text:p>
      <text:p text:style-name="P10"><text:span text:style-name="T68">SÉPTIMO</text:span><text:span text:style-name="T69">.- </text:span><text:span text:style-name="T70">Teniendo en cuent</text:span><text:span text:style-name="T71">a</text:span><text:span text:style-name="T70"> el punto anterior </text:span><text:span text:style-name="T72">y</text:span><text:span text:style-name="T70"> </text:span><text:span text:style-name="T72">al objeto</text:span><text:span text:style-name="T70"> </text:span><text:span text:style-name="T72">de contribuir con los gastos derivados </text:span><text:span text:style-name="T73">de</text:span><text:span text:style-name="T74">l </text:span><text:span text:style-name="T73">desarrollo</text:span><text:span text:style-name="T72"> </text:span><text:span text:style-name="T75">de</text:span><text:span text:style-name="T71">l</text:span><text:span text:style-name="T72"> proyecto en los centros </text:span><text:span text:style-name="T73">participantes </text:span><text:span text:style-name="T72">para el curso 202</text:span><text:span text:style-name="T76">5</text:span><text:span text:style-name="T72">-202</text:span><text:span text:style-name="T76">6</text:span><text:span text:style-name="T72">, </text:span><text:span text:style-name="T77">es </text:span><text:span text:style-name="T78">necesario y procedente</text:span><text:span text:style-name="T77"> asignar </text:span><text:span text:style-name="T79">una dotación económica</text:span><text:span text:style-name="T77">, a través de </text:span><text:span text:style-name="T79">un </text:span><text:span text:style-name="T77">libramiento</text:span><text:span text:style-name="T80"> </text:span><text:span text:style-name="T77">extraordinario de fondos, </text:span><text:span text:style-name="T81">al CEP Santa Cruz de Tenerife</text:span><text:span text:style-name="T82">,</text:span><text:span text:style-name="T79"> por un importe total de </text:span><text:span text:style-name="T83">ocho mil cuatrocientos dos </text:span><text:span text:style-name="T84">euros</text:span><text:span text:style-name="T83"> con treinta y cuatro </text:span><text:span text:style-name="T84">céntimos</text:span><text:span text:style-name="T83"> </text:span><text:span text:style-name="T81">(8.402,34</text:span><text:span text:style-name="T85"> </text:span><text:span text:style-name="T81">€) </text:span><text:span text:style-name="T86">para adquisición de materiales manipulativos para el fin descrito en los apartados anteriores.</text:span></text:p>
      <text:p text:style-name="P13"/>
      <text:p text:style-name="P12"><text:span text:style-name="T87">OCTAVO</text:span><text:span text:style-name="T88">.- </text:span><text:span text:style-name="T89">En el presupuesto de la Dirección General de Ordenación </text:span><text:span text:style-name="T90">de las Enseñanzas, Inclusión e</text:span><text:span text:style-name="T89"> Innovación, para el ejercicio 202</text:span><text:span text:style-name="T91">5</text:span><text:span text:style-name="T89">, existe crédito adecuado y suficiente para tal fin en la partida presupuestaria 1803.32</text:span><text:span text:style-name="T92">1B</text:span><text:span text:style-name="T89">.2290100 (“Gastos de actividades docentes y formativas”).</text:span></text:p>
      <text:p text:style-name="P12"><text:span text:style-name="T89"/></text:p>
      <text:p text:style-name="P14">FUNDAMENTOS DE DERECHO</text:p>
      <text:p text:style-name="P15"><text:span text:style-name="T93"/></text:p>
      <text:p text:style-name="P4"><text:span text:style-name="T93">P</text:span><text:span text:style-name="T94">RIMERO</text:span><text:span text:style-name="T93">.- </text:span><text:span text:style-name="T95">La </text:span><text:span text:style-name="T23">Ley 6/2014, Canaria de Educación no universitaria, en su artículo 23.3 establece que se favorecerá la cooperación entre profesorado y centros que promuevan programas, planes y proyectos educativos para la mejora permanente de las enseñanzas. </text:span></text:p>
      <text:p text:style-name="P4"><text:soft-page-break/><text:span text:style-name="T96"/></text:p>
      <text:p text:style-name="P4"><text:span text:style-name="T97">SEGUNDO</text:span><text:span text:style-name="T98">.-</text:span><text:span text:style-name="T99"> </text:span><text:span text:style-name="T100">E</text:span><text:span text:style-name="T101">l artículo </text:span><text:span text:style-name="T102">17.2</text:span><text:span text:style-name="T101"> </text:span><text:span text:style-name="T102">j) </text:span><text:span text:style-name="T101">del </text:span><text:span text:style-name="T103">Decreto</text:span><text:span text:style-name="T101"> </text:span><text:span text:style-name="T104">84</text:span><text:span text:style-name="T101">/202</text:span><text:span text:style-name="T104">4</text:span><text:span text:style-name="T101">, de </text:span><text:span text:style-name="T104">10</text:span><text:span text:style-name="T101"> de </text:span><text:span text:style-name="T104">junio</text:span><text:span text:style-name="T101">, por el que se aprueba el Reglamento Orgánico de la Consejería de Educación, </text:span><text:span text:style-name="T104">Formación Profesional, Actividad Física</text:span><text:span text:style-name="T101"> y Deportes señala que corresponde a</text:span><text:span text:style-name="T105"> </text:span><text:span text:style-name="T106">la Dirección General de Ordenación </text:span><text:span text:style-name="T107">de las Enseñanzas, Inclusión e</text:span><text:span text:style-name="T106"> Innovación </text:span><text:span text:style-name="T108">d</text:span><text:span text:style-name="T109">esarrollar e impulsar iniciativas de investigaci</text:span><text:span text:style-name="T110">ón e innovación educativas, incluidas la gestión económica y administrativa de las mismas.</text:span></text:p>
      <text:p text:style-name="P16"><text:span text:style-name="T66"/></text:p>
      <text:p text:style-name="P4"><text:span text:style-name="T111">TERCERO.-</text:span><text:span text:style-name="T112"> El a</text:span><text:span text:style-name="T113">rtículo </text:span><text:span text:style-name="T112">1 del </text:span><text:span text:style-name="T114">Decreto 82/1994, de 13 de mayo, por el que se regulan la creación, organización y funcionamiento de los Centros del Profesorado, </text:span><text:span text:style-name="T112">establece que</text:span><text:span text:style-name="T113"> </text:span><text:span text:style-name="T112">l</text:span><text:span text:style-name="T113">os Centros del Profesorado de la Comunidad Autónoma de Canarias tienen como objetivos primordiales la formación permanente del profesorado de niveles educativos no universitarios, el intercambio de experiencias y reflexiones sobre el hecho educativo, la dinamización pedagógica de los centros de enseñanza y, en general, la renovación pedagógica de todo el sistema educativo, </text:span><text:span text:style-name="T115">y determina</text:span><text:span text:style-name="T116"> </text:span><text:span text:style-name="T117">en la </text:span><text:span text:style-name="T118">D</text:span><text:span text:style-name="T119">isposición Final Segunda que l</text:span><text:span text:style-name="T120">os Centros del Profesorado ajustarán su gestión económica a la normativa aplicable para los centros públicos no universitarios.</text:span></text:p>
      <text:p text:style-name="P4"><text:span text:style-name="T121"/></text:p>
      <text:p text:style-name="P4"><text:span text:style-name="T122">CUARTO</text:span><text:span text:style-name="T123">.- </text:span><text:span text:style-name="T124">El Decreto 276/1997, de 27 de noviembre, de la Consejería de </text:span><text:span text:style-name="T125">Educación</text:span><text:span text:style-name="T96">, </text:span><text:span text:style-name="T126">Formación Profesional, Actividad Física y Deportes</text:span><text:span text:style-name="T96"> por el que se regula el procedimiento de gestión económica de los centros docentes públicos no universitarios dependientes de la </text:span><text:span text:style-name="T124">Consejería de </text:span><text:span text:style-name="T125">Educación</text:span><text:span text:style-name="T96">, </text:span><text:span text:style-name="T126">Formación Profesional, Actividad Física y Deportes, </text:span><text:span text:style-name="T127">establece en el artículo 12.3. que los fondos de carácter finalista podrán transferirse directamente al centro por la Dirección General competente, y en el 12.4.4. que las Direcciones Generales comunicarán dichos libramientos a los centros afectados y, en la notificación, deberá especificarse necesariamente la aplicación presupuestaria de procedencia del crédito, el carácter finalista o no de los recursos y, en su caso, la forma y plazo de justificación de éstos. <text:s/></text:span></text:p>
      <text:p text:style-name="P4"><text:span text:style-name="T127"/></text:p>
      <text:p text:style-name="P4"><text:span text:style-name="T127">En virtud de lo expuesto anteriormente y conforme a </text:span><text:span text:style-name="T128">la competencia señalada en </text:span><text:span text:style-name="T129">e</text:span><text:span text:style-name="T101">l artículo </text:span><text:span text:style-name="T102">17.2</text:span><text:span text:style-name="T101"> </text:span><text:span text:style-name="T102">j) </text:span><text:span text:style-name="T101">del </text:span><text:span text:style-name="T103">Decreto</text:span><text:span text:style-name="T101"> </text:span><text:span text:style-name="T104">84</text:span><text:span text:style-name="T101">/202</text:span><text:span text:style-name="T104">4</text:span><text:span text:style-name="T101">, de </text:span><text:span text:style-name="T104">10</text:span><text:span text:style-name="T101"> de </text:span><text:span text:style-name="T104">junio</text:span><text:span text:style-name="T101"> </text:span><text:span text:style-name="T130">en concordancia con el artículo 12.3 del Decreto 276/1997 </text:span><text:span text:style-name="T131">de 27 de noviembre</text:span><text:span text:style-name="T130">,</text:span></text:p>
      <text:p text:style-name="P4"><text:span text:style-name="T130"/></text:p>
      <text:p text:style-name="P17">RESUELVO</text:p>
      <text:p text:style-name="P18"/>
      <text:p text:style-name="P19"><text:span text:style-name="T93">P</text:span><text:span text:style-name="T132">RIMERO</text:span><text:span text:style-name="T93">.- </text:span><text:span text:style-name="T23">Asignar </text:span><text:span text:style-name="T133">una </text:span><text:span text:style-name="T23">dotaci</text:span><text:span text:style-name="T133">ón</text:span><text:span text:style-name="T23"> económica </text:span><text:span text:style-name="T134">finalista y </text:span><text:span text:style-name="T23">extraordinaria, dentro del </text:span><text:span text:style-name="T135">segundo</text:span><text:span text:style-name="T23"> </text:span><text:soft-page-break/><text:span text:style-name="T23">semestre de 202</text:span><text:span text:style-name="T136">5</text:span><text:span text:style-name="T23">, en la cuantía total que se detalla en </text:span><text:span text:style-name="T133">el</text:span><text:span text:style-name="T23"> Anexo I que acompaña a la presente Resolución, </text:span><text:span text:style-name="T137">destinada</text:span><text:span text:style-name="T138"> a sufragar los gastos derivados de la </text:span><text:span text:style-name="T139">ADQUISICIÓN DE MATERIALES </text:span><text:span text:style-name="T140">MANIPULATIVOS</text:span><text:span text:style-name="T139"> PARA LA</text:span><text:span text:style-name="T138"> </text:span><text:span text:style-name="T141">EJECUCIÓN</text:span><text:span text:style-name="T138"> DEL P</text:span><text:span text:style-name="T142">ROYECTO </text:span><text:span text:style-name="T143">«MATEMÁTICAS NEWTON CANARIAS»</text:span><text:span text:style-name="T138">,</text:span><text:span text:style-name="T144"> </text:span><text:span text:style-name="T145">dentro de la organización y desarrollo de las acciones, programas y proyectos implementados desde el </text:span><text:span text:style-name="T146">Área </text:span><text:span text:style-name="T147">de Fomento de la Competencia Matemática,</text:span><text:span text:style-name="T145"> del Servicio de Ordenación de las Enseñanzas, durante el ejercicio 2025.</text:span></text:p>
      <text:p text:style-name="P19"><text:span text:style-name="T148"/></text:p>
      <text:p text:style-name="P19"><text:span text:style-name="T148">SEGUNDO</text:span><text:span text:style-name="T149">.- </text:span><text:span text:style-name="T150">A</text:span><text:span text:style-name="T125">utorizar y ordenar un libramiento extraordinario de fondos, de carácter finalista, por un importe total</text:span><text:span text:style-name="T151"> de </text:span><text:span text:style-name="T152">OCHO MIL CUATROCIENTOS DOS </text:span><text:span text:style-name="T153">EUROS</text:span><text:span text:style-name="T152"> CON TREINTA Y CUATRO </text:span><text:span text:style-name="T153">CÉNTIMOS</text:span><text:span text:style-name="T154"> (</text:span><text:span text:style-name="T155">8.402,34</text:span><text:span text:style-name="T145"> </text:span><text:span text:style-name="T154">€), </text:span><text:span text:style-name="T156">co</text:span><text:span text:style-name="T157">n cargo a la</text:span><text:span text:style-name="T125"> </text:span><text:span text:style-name="T158">a</text:span><text:span text:style-name="T125">plicaci</text:span><text:span text:style-name="T157">ón</text:span><text:span text:style-name="T125"> </text:span><text:span text:style-name="T159">p</text:span><text:span text:style-name="T125">resupuestaria </text:span><text:span text:style-name="T160">1803.32</text:span><text:span text:style-name="T161">1B</text:span><text:span text:style-name="T160">.2290100</text:span><text:span text:style-name="T125">, </text:span><text:span text:style-name="T157">a</text:span><text:span text:style-name="T162">l Centro del Profesorado</text:span><text:span text:style-name="T125"> </text:span><text:span text:style-name="T157">y </text:span><text:span text:style-name="T125">en la cuantía </text:span><text:span text:style-name="T157">que se </text:span><text:span text:style-name="T125">detalla en </text:span><text:span text:style-name="T162">el</text:span><text:span text:style-name="T125"> Anexo I que acompaña a la presente Resolución, </text:span><text:span text:style-name="T163">destinad</text:span><text:span text:style-name="T164">o</text:span><text:span text:style-name="T138"> a sufragar los gastos derivados de la </text:span><text:span text:style-name="T165">adquisición de materiales </text:span><text:span text:style-name="T140">manipulativos</text:span><text:span text:style-name="T165"> para la</text:span><text:span text:style-name="T138"> </text:span><text:span text:style-name="T166">ejecución</text:span><text:span text:style-name="T138"> </text:span><text:span text:style-name="T167">del </text:span><text:span text:style-name="T138">P</text:span><text:span text:style-name="T142">royecto </text:span><text:span text:style-name="T143">«Matemáticas Newton Canarias»</text:span><text:span text:style-name="T167">, dentro de la organización y desarrollo de las acciones, programas y proyectos implementados desde el Área de </text:span><text:span text:style-name="T147">Fomento de la Competencia Matemática</text:span><text:span text:style-name="T167">, del Servicio de Ordenación de las Enseñanzas, durante el ejercicio 2025.</text:span></text:p>
      <text:p text:style-name="P19"><text:span text:style-name="T167"/></text:p>
      <text:p text:style-name="P4"><text:span text:style-name="T168">T</text:span><text:span text:style-name="T169">ERCERO</text:span><text:span text:style-name="T168">.-</text:span><text:span text:style-name="T170"> </text:span><text:span text:style-name="T171">Establecer el día </text:span><text:span text:style-name="T172">30 de </text:span><text:span text:style-name="T173">diciembre</text:span><text:span text:style-name="T174"> de </text:span><text:span text:style-name="T175">2025</text:span><text:span text:style-name="T176"> </text:span><text:span text:style-name="T171">como fecha de finalización para la </text:span><text:span text:style-name="T177">ap</text:span><text:span text:style-name="T178">licación de los fondos recibidos.</text:span></text:p>
      <text:p text:style-name="P4"><text:span text:style-name="T178"/></text:p>
      <text:p text:style-name="P4"><text:span text:style-name="T179">CUARTO</text:span><text:span text:style-name="T180">.- </text:span><text:span text:style-name="T181">E</text:span><text:span text:style-name="T182">l Centro de</text:span><text:span text:style-name="T183">l</text:span><text:span text:style-name="T182"> </text:span><text:span text:style-name="T183">P</text:span><text:span text:style-name="T182">rofesorado</text:span><text:span text:style-name="T184"> beneficiario deberá justificar la correcta aplicación de los fondos recibidos en la forma establecida en el Decreto 276/1997, de 27 de noviembre, por el que se regula el procedimiento de gestión económica de los centros docentes públicos no universitarios dependientes de la Consejería de Educación, </text:span><text:span text:style-name="T185">Formación Profesional, Actividad Física </text:span><text:span text:style-name="T184">y Deportes. </text:span></text:p>
      <text:p text:style-name="P20"/>
      <text:p text:style-name="P4"><text:span text:style-name="T186">QUINTO.- </text:span><text:span text:style-name="T181">E</text:span><text:span text:style-name="T187">l remanente existente en la fecha de finalización para la aplicación de los fondos recibidos, establecida en el punto tercero, deberá ser reintegrado al Tesoro.</text:span></text:p>
      <text:p text:style-name="P4"><text:span text:style-name="T187"/></text:p>
      <text:p text:style-name="P21"><text:span text:style-name="T186">SEXTO</text:span><text:span text:style-name="T180">.-</text:span><text:span text:style-name="T188"> </text:span><text:span text:style-name="T189">De conformidad con el artículo 18 del </text:span><text:span text:style-name="T190">citado </text:span><text:span text:style-name="T189">Decreto</text:span><text:span text:style-name="T191">,</text:span><text:span text:style-name="T189"> los justificantes originales y demás documentos acreditativos de los pagos realizados quedarán bajo la custodia y responsabilidad del Secretario del centro o persona que tenga asumida sus funciones, a disposición de la Consejería de Educación, Formación Profesional, Actividad Física y Deportes, </text:span><text:soft-page-break/><text:span text:style-name="T189">del Tribunal de Cuentas, de la Audiencia de Cuentas de Canarias, de la Intervención General de la Administración de la Comunidad Autónoma de Canarias y de los órganos de control financieros de la Unión Europea en el caso de acciones cofinanciadas para posibilitar la realización de las comprobaciones oportunas en el ámbito de sus competencias respectivas.</text:span></text:p>
      <text:p text:style-name="P22"/>
      <text:p text:style-name="P21"><text:span text:style-name="T148">SÉPTIMO</text:span><text:span text:style-name="T149">.- </text:span><text:span text:style-name="T192">Ordenar la notificación del libramiento extraordinario de fondos </text:span><text:span text:style-name="T193">al Centro de Profesorado </text:span><text:span text:style-name="T192">beneficiario y a la Habilitación de la Dirección Territorial de Educación correspondiente. </text:span></text:p>
      <text:p text:style-name="P21"><text:span text:style-name="T192"/></text:p>
      <text:p text:style-name="P23"><text:span text:style-name="Fuente_20_de_20_párrafo_20_predeter."><text:span text:style-name="T194">EL DIRECTOR GENERAL DE ORDENACIÓN DE LAS ENSEÑANZAS, INCLUSIÓN E INNOVACIÓN</text:span></text:span></text:p>
      <text:p text:style-name="P24"><text:span text:style-name="T195"/></text:p>
      <text:p text:style-name="P25"><text:span text:style-name="T196"/></text:p>
      <text:p text:style-name="P26">Anexo I </text:p>
      <text:p text:style-name="P27">PROVINCIA DE SANTA CRUZ DE TENERIFE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9">CENTRO</text:p>
          </table:table-cell>
          <table:table-cell table:style-name="Table1.A1" office:value-type="string">
            <text:p text:style-name="P29">CÓDIGO</text:p>
          </table:table-cell>
          <table:table-cell table:style-name="Table1.C1" office:value-type="string">
            <text:p text:style-name="P29">IMPORTE</text:p>
          </table:table-cell>
        </table:table-row>
        <table:table-row table:style-name="Table1.1">
          <table:table-cell table:style-name="Table1.A2" office:value-type="string">
            <text:p text:style-name="P30">CEP Santa Cruz de Tenerife</text:p>
          </table:table-cell>
          <table:table-cell table:style-name="Table1.B2" office:value-type="string">
            <text:p text:style-name="P31">38706050</text:p>
          </table:table-cell>
          <table:table-cell table:style-name="Table1.C2" office:value-type="string">
            <text:p text:style-name="P30">8 .40<text:span text:style-name="T197">2</text:span>,3<text:span text:style-name="T197">4</text:span></text:p>
          </table:table-cell>
        </table:table-row>
        <table:table-row table:style-name="Table1.1">
          <table:table-cell table:style-name="Table1.A3" office:value-type="string">
            <text:p text:style-name="P32"/>
          </table:table-cell>
          <table:table-cell table:style-name="Table1.B3" office:value-type="string">
            <text:p text:style-name="P29">TOTAL</text:p>
          </table:table-cell>
          <table:table-cell table:style-name="Table1.C3" office:value-type="string">
            <text:p text:style-name="P33">8 .40<text:span text:style-name="T197">2</text:span>,3<text:span text:style-name="T197">4</text:span></text:p>
          </table:table-cell>
        </table:table-row>
      </table:table>
      <text:p text:style-name="P34"><text:span text:style-name="T198"/></text:p>
      <text:p text:style-name="P35"><draw:line text:anchor-type="char" draw:z-index="6" draw:name="Forma2_0" draw:style-name="gr1" draw:text-style-name="P36" svg:x1="0.03cm" svg:y1="0.274cm" svg:x2="16.78cm" svg:y2="0.233cm"><text:p/></draw:line><text:span text:style-name="T198"/></text:p>
      <text:p text:style-name="P37"/>
      <text:p text:style-name="P38"><text:span text:style-name="Fuente_20_de_20_párrafo_20_predeter."><text:span text:style-name="T199">Este acto administrativo ha sido PROPUESTO de conformidad con lo establecido en el Art. 27.1 a) del </text:span></text:span><text:span text:style-name="T200">Decreto 212/1991, de 11 de septiembre, de Organización de los Departamentos de la Administración Autonómica de Canarias, </text:span><text:span text:style-name="T201">por:</text:span></text:p>
      <text:p text:style-name="P4"><text:span text:style-name="T202"/></text:p>
      <text:p text:style-name="P39"><text:span text:style-name="Fuente_20_de_20_párrafo_20_predeter."><text:span text:style-name="T203">EL RESPONSABLE DEL SERVICIO </text:span></text:span><text:span text:style-name="Fuente_20_de_20_párrafo_20_predeter."><text:span text:style-name="T204">DE ORDENACIÓN</text:span></text:span></text:p>
      <text:p text:style-name="P40"><text:span text:style-name="T19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angal1" svg:font-family="Mangal, 'Courier New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Univers 45 Light" svg:font-family="'Univers 45 Light'" style:font-family-generic="roman" style:font-pitch="variable"/>
    <style:font-face style:name="Univers 45 Light1" svg:font-family="'Univers 45 Light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es" style:country-asian="ES" style:font-name-complex="Mangal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auto" loext:hyphenation-keep-type="column" loext:hyphenation-keep-line="false" style:vertical-align="baseline" style:writing-mode="lr-tb"/>
      <style:text-properties fo:font-size="12pt" style:letter-kerning="true" style:font-size-asian="12pt" style:language-asian="zh" style:country-asian="C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_20__28_user_29_" style:next-style-name="Text_20_body_20__28_user_29_" style:class="chapter">
      <style:paragraph-properties fo:margin-top="0.423cm" fo:margin-bottom="0.212cm" style:contextual-spacing="false" fo:keep-with-next="always"/>
      <style:text-properties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_20__28_user_29_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Standard_20__28_user_29_" style:next-style-name="Standard_20__28_user_29_" style:default-outline-level="1" style:class="chapter">
      <style:paragraph-properties fo:margin-top="0.423cm" fo:margin-bottom="0.106cm" style:contextual-spacing="false" fo:keep-with-next="always"/>
      <style:text-properties fo:font-variant="small-caps" fo:color="#003366" loext:opacity="100%" fo:font-size="14pt" fo:font-weight="bold" style:font-size-asian="14pt" style:font-weight-asian="bold" style:font-size-complex="16pt" style:font-weight-complex="bold"/>
    </style:style>
    <style:style style:name="Heading_20_2" style:display-name="Heading 2" style:family="paragraph" style:parent-style-name="Standard_20__28_user_29_" style:next-style-name="Standard_20__28_user_29_" style:default-outline-level="2" style:class="chapter">
      <style:paragraph-properties fo:margin-top="0.423cm" fo:margin-bottom="0.106cm" style:contextual-spacing="false" fo:keep-with-next="always"/>
      <style:text-properties fo:font-variant="small-caps" fo:color="#003366" loext:opacity="100%" fo:font-weight="bold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style:default-outline-level="3" style:class="chapter">
      <style:paragraph-properties fo:margin-top="0.423cm" fo:margin-bottom="0.106cm" style:contextual-spacing="false" fo:keep-with-next="always"/>
      <style:text-properties fo:color="#003366" loext:opacity="100%" fo:font-weight="bold" style:font-weight-asian="bold" style:font-size-complex="13pt" style:font-weight-complex="bold"/>
    </style:style>
    <style:style style:name="Heading_20_4" style:display-name="Heading 4" style:family="paragraph" style:parent-style-name="Standard_20__28_user_29_" style:next-style-name="Standard_20__28_user_29_" style:default-outline-level="4" style:class="chapter">
      <style:paragraph-properties fo:margin-top="0.423cm" fo:margin-bottom="0.106cm" style:contextual-spacing="false" fo:keep-with-next="always"/>
      <style:text-properties style:font-name="Times New Roman1" fo:font-family="'Times New Roman'" style:font-family-generic="swiss" style:font-pitch="variable" fo:font-size="14pt" fo:font-weight="bold" style:font-size-asian="14pt" style:font-weight-asian="bold" style:font-name-complex="Times New Roman2" style:font-family-complex="'Times New Roman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_20__28_user_29_" style:next-style-name="Standard_20__28_user_29_" style:default-outline-level="5" style:class="chapter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_20__28_user_29_" style:next-style-name="Standard_20__28_user_29_" style:default-outline-level="6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1pt" fo:font-weight="bold" style:font-size-asian="11pt" style:font-weight-asian="bold" style:font-name-complex="Times New Roman2" style:font-family-complex="'Times New Roman'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_20__28_user_29_" style:next-style-name="Standard_20__28_user_29_" style:default-outline-level="7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Heading_20_8" style:display-name="Heading 8" style:family="paragraph" style:parent-style-name="Standard_20__28_user_29_" style:next-style-name="Standard_20__28_user_29_" style:default-outline-level="8" style:class="chapter">
      <style:paragraph-properties fo:margin-top="0.423cm" fo:margin-bottom="0.106cm" style:contextual-spacing="false"/>
      <style:text-properties style:font-name="Times New Roman1" fo:font-family="'Times New Roman'" style:font-family-generic="swiss" style:font-pitch="variable" fo:font-size="12pt" fo:font-style="italic" style:font-size-asian="12pt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Heading_20_9" style:display-name="Heading 9" style:family="paragraph" style:parent-style-name="Standard_20__28_user_29_" style:next-style-name="Standard_20__28_user_29_" style:default-outline-level="9" style:class="chapter">
      <style:paragraph-properties fo:margin-top="0.423cm" fo:margin-bottom="0.106cm" style:contextual-spacing="false"/>
      <style:text-properties fo:font-size="11pt" style:font-size-asian="11pt" style:font-size-complex="11pt"/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Arial" fo:font-family="Arial" style:font-family-generic="roman" style:font-pitch="variable" style:letter-kerning="true" style:font-name-asian="Times New Roman2" style:font-family-asian="'Times New Roman'" style:font-family-generic-asian="system" style:font-pitch-asian="variable" style:language-asian="zh" style:country-asian="CN" style:font-name-complex="Arial1" style:font-family-complex="Arial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_20__28_user_29_">
      <style:paragraph-properties fo:margin-top="0cm" fo:margin-bottom="0.212cm" style:contextual-spacing="false"/>
    </style:style>
    <style:style style:name="caption" style:family="paragraph" style:parent-style-name="Standard_20__28_user_29_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_20__28_user_29_" style:class="extra"/>
    <style:style style:name="Footer" style:family="paragraph" style:parent-style-name="Standard_20__28_user_29_" style:class="extra"/>
    <style:style style:name="List_20_Paragraph" style:display-name="List Paragraph" style:family="paragraph" style:parent-style-name="Standard_20__28_user_29_">
      <style:paragraph-properties fo:margin-left="1.249cm" fo:margin-right="0cm" fo:text-indent="0cm" style:auto-text-indent="false"/>
    </style:style>
    <style:style style:name="justificado" style:family="paragraph" style:parent-style-name="Standard_20__28_user_29_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/>
    </style:style>
    <style:style style:name="No_20_Spacing" style:display-name="No Spacing" style:family="paragraph">
      <style:paragraph-properties fo:margin-top="0cm" fo:margin-bottom="0cm" style:contextual-spacing="false" fo:text-align="start" style:justify-single-word="false" fo:orphans="2" fo:widows="2" fo:hyphenation-ladder-count="no-limit" fo:hyphenation-keep="auto" loext:hyphenation-keep-type="column" loext:hyphenation-keep-line="false" style:vertical-align="baseline" style:writing-mode="lr-tb"/>
      <style:text-properties style:font-name="Calibri" fo:font-family="Calibri" style:font-family-generic="roman" style:font-pitch="variable" fo:font-size="11pt" style:letter-kerning="tru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alloon_20_Text" style:display-name="Balloon Text" style:family="paragraph" style:parent-style-name="Standard_20__28_user_29_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494cm" fo:margin-bottom="0.21cm" style:contextual-spacing="false" fo:orphans="2" fo:widows="2" fo:hyphenation-ladder-count="no-limit" fo:hyphenation-keep="auto" loext:hyphenation-keep-type="column" loext:hyphenation-keep-line="false" style:vertical-align="auto"/>
      <style:text-properties style:letter-kerning="false" style:font-name-asian="Times New Roman2" style:font-family-asian="'Times New Roman'" style:font-family-generic-asian="system" style:font-pitch-asian="variable" style:language-asian="es" style:country-asian="ES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WW8Num1z0" style:family="text">
      <style:text-properties style:font-name="Trebuchet MS" fo:font-family="'Trebuchet MS'" style:font-family-generic="roman" style:font-pitch="variable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5z0" style:family="text"/>
    <style:style style:name="WW8Num6z0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1" style:font-family-complex="Symbol" style:font-family-generic-complex="system" style:font-pitch-complex="variable"/>
    </style:style>
    <style:style style:name="WW8Num8z1" style:family="text"/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1" style:font-family-complex="Wingdings" style:font-family-generic-complex="system" style:font-pitch-complex="variable"/>
    </style:style>
    <style:style style:name="WW8Num9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Trebuchet MS1" style:font-family-complex="'Trebuchet MS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0" style:family="text"/>
    <style:style style:name="WW8Num13z0" style:family="text"/>
    <style:style style:name="WW8Num14z0" style:family="text"/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8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8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page_20_number" style:display-name="page number" style:family="text" style:parent-style-name="Default_20_Paragraph_20_Font"/>
    <style:style style:name="Título_20_1_20_Car" style:display-name="Título 1 Car" style:family="text">
      <style:text-properties fo:font-variant="small-caps" fo:color="#003366" loext:opacity="100%" style:font-name="Arial" fo:font-family="Arial" style:font-family-generic="roman" style:font-pitch="variable" fo:font-size="14pt" fo:language="es" fo:country="ES" fo:font-weight="bold" style:letter-kerning="true" style:font-size-asian="14pt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Internet_20_link_20__28_user_29_" style:display-name="Internet link (user)" style:family="text">
      <style:text-properties fo:color="#0000ff" loext:opacity="100%" style:text-underline-style="solid" style:text-underline-width="auto" style:text-underline-color="font-color"/>
    </style:style>
    <style:style style:name="verdana" style:family="text" style:parent-style-name="Default_20_Paragraph_20_Font"/>
    <style:style style:name="Sin_20_espaciado_20_Car" style:display-name="Sin espaciado Car" style:family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Pie_20_de_20_página_20_Car" style:display-name="Pie de página Car" style:family="text"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 style:font-size-complex="12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1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1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1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1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1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1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1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1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1" style:font-family-complex="Wingdings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size="10pt" style:font-size-asian="10pt" style:font-name-complex="Symbol1" style:font-family-complex="Symbol" style:font-family-generic-complex="system" style:font-pitch-complex="variable"/>
    </style:style>
    <style:style style:name="ListLabel_20_74" style:display-name="ListLabel 74" style:family="text"/>
    <style:style style:name="ListLabel_20_75" style:display-name="ListLabel 75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8" style:display-name="ListLabel 78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79" style:display-name="ListLabel 79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1" style:display-name="ListLabel 81" style:family="text">
      <style:text-properties fo:font-size="10pt" style:font-size-asian="10pt" style:font-name-complex="Wingdings1" style:font-family-complex="Wingdings" style:font-family-generic-complex="system" style:font-pitch-complex="variable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Courier New1" style:font-family-complex="'Courier New'" style:font-family-generic-complex="system" style:font-pitch-complex="variable"/>
    </style:style>
    <style:style style:name="ListLabel_20_84" style:display-name="ListLabel 84" style:family="text">
      <style:text-properties style:font-name-complex="Wingdings1" style:font-family-complex="Wingdings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-complex="Wingdings1" style:font-family-complex="Wingdings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-complex="Wingdings1" style:font-family-complex="Wingdings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Trebuchet MS1" style:font-family-complex="'Trebuchet MS'" style:font-family-generic-complex="system" style:font-pitch-complex="variable"/>
    </style:style>
    <style:style style:name="ListLabel_20_102" style:display-name="ListLabel 102" style:family="text">
      <style:text-properties style:font-name-complex="Wingdings1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Trebuchet MS1" style:font-family-complex="'Trebuchet MS'" style:font-family-generic-complex="system" style:font-pitch-complex="variable"/>
    </style:style>
    <style:style style:name="ListLabel_20_105" style:display-name="ListLabel 105" style:family="text">
      <style:text-properties style:font-name-complex="Wingdings1" style:font-family-complex="Wingdings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Trebuchet MS1" style:font-family-complex="'Trebuchet MS'" style:font-family-generic-complex="system" style:font-pitch-complex="variable"/>
    </style:style>
    <style:style style:name="ListLabel_20_108" style:display-name="ListLabel 108" style:family="text">
      <style:text-properties style:font-name-complex="Wingdings1" style:font-family-complex="Wingdings" style:font-family-generic-complex="system" style:font-pitch-complex="variable"/>
    </style:style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1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1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1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1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1" style:font-family-complex="Wingdings" style:font-family-generic-complex="system" style:font-pitch-complex="variable"/>
    </style:style>
    <style:style style:name="Fuente_20_de_20_párrafo_20_predeter." style:display-name="Fuente de párrafo predeter.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508cm"/>
        </style:list-level-properties>
        <style:text-properties fo:font-family="'Trebuchet MS'" style:font-style-name="Normal" style:font-family-generic="swiss" style:font-pitch="variable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7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04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31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58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85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12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39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66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47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48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49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5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52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53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5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56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57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58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59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6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6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62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6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8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9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8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7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6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5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7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text:style-name="ListLabel_20_74" loext:num-list-format="%2%.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6.131cm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4.875cm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3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4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4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4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fo:text-indent="-0.873cm" fo:margin-left="0.873cm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number:currency-style style:name="N114P0" style:volatile="true">
      <number:number number:decimal-places="0" number:min-decimal-places="0" number:min-integer-digits="1" number:grouping="true"/>
      <number:text> </number:text>
      <number:currency-symbol number:language="es" number:country="ES">₧</number:currency-symbol>
    </number:currency-style>
    <number:currency-style style:name="N11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14P0"/>
    </number:currency-style>
    <number:number-style style:name="N115">
      <number:number number:decimal-places="0" number:min-decimal-places="0" number:min-integer-digits="2"/>
    </number:number-style>
    <number:number-style style:name="N116">
      <number:number number:decimal-places="0" number:min-decimal-places="0" number:min-integer-digits="1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percentage-style style:name="N118">
      <number:number number:decimal-places="2" number:min-decimal-places="2" number:min-integer-digits="1"/>
      <number:text> %</number:text>
    </number:percentage-style>
    <number:currency-style style:name="N120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0P0"/>
    </number:currency-style>
    <number:number-style style:name="N124P0" style:volatile="true"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-</number:text>
      <number:number number:decimal-places="0" number:min-decimal-places="0" number:min-integer-digits="0"/>
      <number:text>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9"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9P0"/>
    </number:currency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percentage-style style:name="N133">
      <number:number number:decimal-places="1" number:min-decimal-places="1" number:min-integer-digits="1"/>
      <number:text>%</number:text>
    </number:percentage-style>
    <number:currency-style style:name="N134">
      <number:number number:decimal-places="0" number:min-decimal-places="0" number:min-integer-digits="1" number:grouping="true"/>
      <number:text> </number:text>
      <number:currency-symbol number:language="ar">€</number:currency-symbol>
    </number:currency-style>
    <number:number-style style:name="N135">
      <number:number number:decimal-places="0" number:min-decimal-places="0" number:min-integer-digits="5"/>
    </number:number-style>
    <number:currency-style style:name="N136">
      <number:number number:decimal-places="2" number:min-decimal-places="2" number:min-integer-digits="1" number:grouping="true"/>
      <number:text> </number:text>
      <number:currency-symbol number:language="ar">€</number:currency-symbol>
    </number:currency-style>
    <number:percentage-style style:name="N137">
      <number:number number:decimal-places="0" number:min-decimal-places="0" number:min-integer-digits="1"/>
      <number:text> %</number:text>
    </number:percentage-style>
    <number:currency-style style:name="N139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39"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39P0"/>
    </number:currency-style>
    <number:number-style style:name="N142P0" style:volatile="true">
      <number:text> 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4" number:min-decimal-places="4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currency-style style:name="N146P0" style:volatile="true"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es" number:country="ES">€</number:currency-symbol>
      <number:text> </number:text>
    </number:currency-style>
    <number:currency-style style:name="N146P2" style:volatile="true">
      <number:fill-character> </number:fill-character>
      <number:text>-</number:text>
      <number:number number:decimal-places="0" number:min-decimal-places="0" number:min-integer-digits="0"/>
      <number:text> </number:text>
      <number:currency-symbol number:language="es" number:country="ES">€</number:currency-symbol>
      <number:text> </number:text>
    </number:currency-style>
    <number:text-style style:name="N146">
      <number:text> </number:text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">
      <number:number number:decimal-places="2" number:min-decimal-places="2" number:min-integer-digits="1" number:grouping="true"/>
      <number:text>€</number:text>
    </number:number-style>
    <number:number-style style:name="N148">
      <number:number number:decimal-places="4" number:min-decimal-places="4" number:min-integer-digits="1"/>
    </number:number-style>
    <number:percentage-style style:name="N149">
      <number:number number:decimal-places="0" number:min-decimal-places="0" number:min-integer-digits="1"/>
      <number:text>%</number:text>
    </number:percentage-style>
    <number:number-style style:name="N150P0" style:volatile="true">
      <number:number number:decimal-places="2" number:min-decimal-places="2" number:min-integer-digits="1" number:grouping="true"/>
      <number:text> €</number:text>
    </number:number-style>
    <number:number-style style:name="N15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50P0"/>
    </number:number-style>
    <number:number-style style:name="N151">
      <number:number number:decimal-places="2" number:min-decimal-places="2" number:min-integer-digits="1" number:grouping="true"/>
      <number:text>  </number:text>
    </number:number-style>
    <number:currency-style style:name="N153P0" style:volatile="true">
      <number:number number:decimal-places="3" number:min-decimal-places="3" number:min-integer-digits="1" number:grouping="true"/>
      <number:text> </number:text>
      <number:currency-symbol number:language="es" number:country="ES">€</number:currency-symbol>
    </number:currency-style>
    <number:currency-style style:name="N153">
      <style:text-properties fo:color="#ff0000"/>
      <number:text>-</number:text>
      <number:number number:decimal-places="3" number:min-decimal-places="3" number:min-integer-digits="1" number:grouping="true"/>
      <number:text> </number:text>
      <number:currency-symbol number:language="es" number:country="ES">€</number:currency-symbol>
      <style:map style:condition="value()&gt;=0" style:apply-style-name="N153P0"/>
    </number:currency-style>
    <number:number-style style:name="N154">
      <number:number number:decimal-places="3" number:min-decimal-places="3" number:min-integer-digits="1"/>
    </number:number-style>
    <number:number-style style:name="N155">
      <number:number number:decimal-places="3" number:min-decimal-places="3" number:min-integer-digits="1" number:grouping="true"/>
    </number:number-style>
    <number:currency-style style:name="N157P0" style:volatile="true">
      <number:number number:decimal-places="0" number:min-decimal-places="0" number:min-integer-digits="1" number:grouping="true"/>
      <number:text> </number:text>
      <number:currency-symbol number:language="es" number:country="ES">€</number:currency-symbol>
    </number:currency-style>
    <number:currency-style style:name="N157">
      <number:text>-</number:text>
      <number:number number:decimal-places="0" number:min-decimal-places="0" number:min-integer-digits="1" number:grouping="true"/>
      <number:text> </number:text>
      <number:currency-symbol number:language="es" number:country="ES">€</number:currency-symbol>
      <style:map style:condition="value()&gt;=0" style:apply-style-name="N157P0"/>
    </number:currency-style>
    <number:currency-style style:name="N158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8P0"/>
    </number:currency-style>
    <number:currency-style style:name="N160P0" style:volatile="true">
      <number:number number:decimal-places="1" number:min-decimal-places="1" number:min-integer-digits="1" number:grouping="true"/>
      <number:text> </number:text>
      <number:currency-symbol number:language="es" number:country="ES">€</number:currency-symbol>
    </number:currency-style>
    <number:currency-style style:name="N160">
      <number:text>-</number:text>
      <number:number number:decimal-places="1" number:min-decimal-places="1" number:min-integer-digits="1" number:grouping="true"/>
      <number:text> </number:text>
      <number:currency-symbol number:language="es" number:country="ES">€</number:currency-symbol>
      <style:map style:condition="value()&gt;=0" style:apply-style-name="N160P0"/>
    </number:currency-style>
    <number:currency-style style:name="N1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2P0"/>
    </number:currency-style>
    <number:currency-style style:name="N10114P0" style:volatile="true" number:language="es" number:country="ES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14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14P0"/>
    </number:currency-style>
    <number:date-style style:name="N10115" number:language="es" number:country="ES">
      <number:day/>
      <number:text> de </number:text>
      <number:month number:style="long" number:textual="true"/>
      <number:text> de </number:text>
      <number:year number:style="long"/>
    </number:date-style>
    <number:date-style style:name="N20129" number:language="en" number:country="US">
      <number:day/>
      <number:text> de </number:text>
      <number:month number:style="long" number:textual="true"/>
      <number:text> de 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end" style:justify-single-word="false"/>
      <style:text-properties style:font-name="Univers 45 Light" style:font-name-complex="Univers 45 Light1" style:font-size-complex="10pt"/>
    </style:style>
    <style:style style:name="MP3" style:family="paragraph" style:parent-style-name="Header">
      <style:paragraph-properties>
        <style:tab-stops>
          <style:tab-stop style:position="1.249cm"/>
          <style:tab-stop style:position="3.281cm"/>
          <style:tab-stop style:position="6.16cm"/>
        </style:tab-stops>
      </style:paragraph-properties>
    </style:style>
    <style:style style:name="MP4" style:family="paragraph" style:parent-style-name="Frame_20_contents">
      <style:paragraph-properties fo:text-align="center" style:justify-single-word="false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 style:parent-style-name="Footer">
      <style:paragraph-properties fo:text-align="end" style:justify-single-word="false"/>
      <style:text-properties style:font-name="Calibri Light" style:font-name-complex="Calibri Light1"/>
    </style:style>
    <style:style style:name="MT1" style:family="text">
      <style:text-properties fo:color="#000000" loext:opacity="100%" fo:font-family="'Univers LT Std 45 Light'" style:font-family-generic="roman" style:font-pitch="variable" fo:font-size="7.5pt" officeooo:rsid="0015f541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2" style:family="text">
      <style:text-properties fo:color="#000000" loext:opacity="100%" fo:font-family="'Univers LT Std 45 Light'" style:font-family-generic="roman" style:font-pitch="variable" fo:font-size="7.5pt" officeooo:rsid="0017d33a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3" style:family="text">
      <style:text-properties fo:color="#000000" loext:opacity="100%" fo:font-family="'Univers LT Std 45 Light'" style:font-family-generic="roman" style:font-pitch="variable" fo:font-size="7.5pt" style:letter-kerning="false" style:font-name-asian="Times New Roman2" style:font-size-asian="7.5pt" style:language-asian="es" style:country-asian="ES" style:font-name-complex="Times New Roman2" style:font-size-complex="7.5pt" style:language-complex="ar" style:country-complex="SA"/>
    </style:style>
    <style:style style:name="MT4" style:family="text">
      <style:text-properties style:font-name="Calibri" style:font-name-complex="Calibri1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cm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18cm" fo:margin-right="0.335cm" fo:margin-top="0.127cm" fo:margin-bottom="0.127cm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251cm" fo:margin-bottom="4.001cm" fo:margin-left="3cm" fo:margin-right="1.501cm" style:writing-mode="lr-tb" style:layout-grid-color="#c0c0c0" style:layout-grid-lines="231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6" text:anchor-type="as-char" svg:width="0.794cm" svg:height="1.503cm" draw:z-index="6"><draw:image xlink:href="Pictures/1000000000000045000000856F587C46.jpg" xlink:type="simple" xlink:show="embed" xlink:actuate="onLoad" draw:mime-type="image/jpeg"/></draw:frame></text:p>
      </style:header>
      <style:footer>
        <text:p text:style-name="MP2"><text:page-number text:select-page="current">5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><draw:custom-shape text:anchor-type="char" draw:z-index="0" draw:name="Cuadro de texto 5" draw:style-name="Mgr1" draw:text-style-name="MP5" svg:width="1.574cm" svg:height="29.699cm" svg:x="-2.45cm" svg:y="-2.251cm"><text:p text:style-name="MP4"><text:bookmark-start text:name="__DdeLink__1949_740795211"/><text:span text:style-name="MT1">Avenida Buenos Aires 3-5, Edificio </text:span><text:span text:style-name="MT2">Usos Múltiples III</text:span><text:span text:style-name="MT1">, 4ª planta</text:span><text:span text:style-name="MT3"> <text:s/>| CP </text:span><text:span text:style-name="MT1">38071 </text:span><text:span text:style-name="MT3">Santa Cruz de Tenerife <text:s/>| <text:s/>Tfno: 922 </text:span><text:span text:style-name="MT1">42 35 00</text:span><text:span text:style-name="MT3"> <text:s/></text:span></text:p><text:p text:style-name="MP4"><text:span text:style-name="MT1">Calle Granadera Canaria 2, Edificio Granadera Canaria, 1ª planta</text:span><text:span text:style-name="MT3"> <text:s/>| <text:s/>CP </text:span><text:span text:style-name="MT1">35071</text:span><text:span text:style-name="MT3"> Las Palmas de Gran Canaria <text:s/>| <text:s/>Tfno: 928 </text:span><text:span text:style-name="MT1">45 54 00</text:span><text:bookmark-end text:name="__DdeLink__1949_740795211"/></text:p><draw:enhanced-geometry draw:mirror-horizontal="false" draw:mirror-vertical="false" svg:viewBox="0 0 0 0" draw:text-areas="0 0 ?f3 ?f2" draw:text-rotate-angle="-27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2" draw:name="Imagen 1" text:anchor-type="char" svg:x="-1.215cm" svg:y="0.169cm" svg:width="9.701cm" svg:height="2.152cm" draw:z-index="2"><draw:image xlink:href="Pictures/100000010000044D000000F6F396B0D7.png" xlink:type="simple" xlink:show="embed" xlink:actuate="onLoad" draw:mime-type="image/png"/><svg:desc>Forma

Descripción generada automáticamente con confianza media</svg:desc></draw:frame><text:tab/><text:tab/><text:tab/><text:span text:style-name="MT4"/></text:p>
      </style:header>
      <style:footer>
        <text:p text:style-name="MP6"><text:page-number text:select-page="current">1</text:page-number></text:p>
      </style:footer>
    </style:master-page>
    <style:master-page style:name="HTML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Resolución de libramiento de fondos extraordinarios para los centros participantes en Distrito AICLE</dc:title>
    <meta:editing-cycles>50</meta:editing-cycles>
    <meta:creation-date>2023-08-01T08:14:21.289000000</meta:creation-date>
    <dc:date>2025-09-24T23:01:58.468523000</dc:date>
    <meta:editing-duration>PT12H8M14S</meta:editing-duration>
    <meta:generator>LibreOffice/25.8.1.1$MacOSX_AARCH64 LibreOffice_project/54047653041915e595ad4e45cccea684809c77b5</meta:generator>
    <dc:description>PROPUESTA- RESOLUCIÓN DE LA DIRECCIÓN GENERAL DE ORDENACIÓN DE LAS ENSEÑANZAS, INCLUSIÓN E INNOVACIÓN POR LA QUE SE ASIGNAN DOTACIONES ECONÓMICAS EXTRAORDINARIAS, Y SE AUTORIZA Y ORDENA EL CORRESPONDIENTE LIBRAMIENTO EXTRAORDINARIO DE FONDOS, DESTINADAS A SUFRAGAR LAS ACCIONES PROPUESTAS POR LA COMISIÓN DE DISTRITO DEL PROGRAMA DE APRENDIZAJE INTEGRADO DE CONTENIDOS Y LENGUAS EXTRANJERAS (AICLE), DENTRO DE LA ORGANIZACIÓN Y DESARROLLO DE LAS ACCIONES, PROGRAMAS Y PROYECTOS IMPLEMENTADOS DESDE EL ÁREA DE PLURILINGÜISMO Y EDUCACIÓN INTERCULTURAL, DEL SERVICIO DE ORDENACIÓN DE LAS ENSEÑANZAS, DURANTE EL EJERCICIO 2025. </dc:description>
    <meta:keyword>plurilingüismo</meta:keyword>
    <meta:keyword>lenguas extranjeras</meta:keyword>
    <meta:keyword>libramientos</meta:keyword>
    <meta:keyword>extraordinario</meta:keyword>
    <meta:keyword>plei</meta:keyword>
    <meta:keyword>consejería de educación</meta:keyword>
    <meta:keyword>actividad física y deportes</meta:keyword>
    <dc:subject>Resolución de libramiento de fondos extraordinarios para los centros participantes en Distrito AICLE</dc:subject>
    <meta:print-date>2025-07-29T13:50:11.547000000</meta:print-date>
    <meta:printed-by>Archivos PDF</meta:printed-by>
    <meta:document-statistic meta:table-count="1" meta:image-count="2" meta:object-count="0" meta:page-count="5" meta:paragraph-count="44" meta:word-count="1467" meta:character-count="9881" meta:non-whitespace-character-count="8437"/>
    <meta:user-defined meta:name="AppVersion">16.0000</meta:user-defined>
    <meta:template xlink:type="simple" xlink:actuate="onRequest" xlink:title="hoja_a4.dotx" xlink:href=""/>
  </office:meta>
</office:document-meta>
</file>